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2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2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8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1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3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0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407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9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8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19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imes New Roman" style:font-family-generic="modern" style:font-family-generic-complex="roman" style:font-pitch="fixed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left" style:tab-stop-distance="1in" fo:margin-left="0.3752in" fo:margin-right="0in" fo:text-indent="-0.37283in" fo:margin-top="0.06944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7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2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69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7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4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6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7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7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4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9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2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in"/>
        <style:text-properties fo:color="#ef2929" fo:font-family="StarSymbol" fo:font-size="45%"/>
      </text:list-level-style-bullet>
      <text:list-level-style-bullet text:level="3" text:bullet-char="●">
        <style:list-level-properties text:space-before="0in"/>
        <style:text-properties fo:color="#ef2929" fo:font-family="StarSymbol" fo:font-size="45%"/>
      </text:list-level-style-bullet>
      <text:list-level-style-bullet text:level="4" text:bullet-char="●">
        <style:list-level-properties text:space-before="0.5in"/>
        <style:text-properties fo:color="#ef2929" fo:font-family="StarSymbol" fo:font-size="45%"/>
      </text:list-level-style-bullet>
      <text:list-level-style-bullet text:level="5" text:bullet-char="●">
        <style:list-level-properties text:space-before="1in"/>
        <style:text-properties fo:color="#ef2929" fo:font-family="StarSymbol" fo:font-size="45%"/>
      </text:list-level-style-bullet>
      <text:list-level-style-bullet text:level="6" text:bullet-char="●">
        <style:list-level-properties text:space-before="1.5in"/>
        <style:text-properties fo:color="#ef2929" fo:font-family="StarSymbol" fo:font-size="45%"/>
      </text:list-level-style-bullet>
      <text:list-level-style-bullet text:level="7" text:bullet-char="●">
        <style:list-level-properties text:space-before="2in"/>
        <style:text-properties fo:color="#ef2929" fo:font-family="StarSymbol" fo:font-size="45%"/>
      </text:list-level-style-bullet>
      <text:list-level-style-bullet text:level="8" text:bullet-char="●">
        <style:list-level-properties text:space-before="2.5in"/>
        <style:text-properties fo:color="#ef2929" fo:font-family="StarSymbol" fo:font-size="45%"/>
      </text:list-level-style-bullet>
      <text:list-level-style-bullet text:level="9" text:bullet-char="●">
        <style:list-level-properties text:space-before="3in"/>
        <style:text-properties fo:color="#ef2929" fo:font-family="StarSymbol" fo:font-size="45%"/>
      </text:list-level-style-bullet>
    </text:list-style>
    <text:list-style style:name="a259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8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2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3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8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8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8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7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0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8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4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3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1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3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4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8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8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3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6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3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3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7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2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848" draw:master-page-name="Master1-Layout7-blank-Blank" presentation:presentation-page-layout-name="Master1-PPL7" draw:id="Slide-256">
        <draw:frame draw:id="id170" draw:style-name="a1851" draw:name="Slide Number Placeholder 1" svg:x="7.90394in" svg:y="7.5311in" svg:width="2.56811in" svg:height="0.57008in">
          <draw:text-box>
            <text:p text:style-name="a1850" text:class-names="" text:cond-style-name=""><text:span text:style-name="a1849" text:class-names=""><text:s text:c="1"/></text:span></text:p>
          </draw:text-box>
          <svg:title/>
          <svg:desc/>
        </draw:frame>
        <draw:frame draw:id="id171" presentation:style-name="a1854" draw:name="Title 1" svg:x="0.86614in" svg:y="4.36732in" svg:width="9.37008in" svg:height="1.81693in" presentation:class="title" presentation:placeholder="false">
          <draw:text-box>
            <text:p text:style-name="a1853" text:class-names="" text:cond-style-name=""><text:span text:style-name="a1852" text:class-names="">Introduction to Programming</text:span></text:p>
          </draw:text-box>
          <svg:title/>
          <svg:desc/>
        </draw:frame>
        <draw:frame draw:id="id172" presentation:style-name="a1858" draw:name="Subtitle 2" svg:x="0.86614in" svg:y="6.45669in" svg:width="9.37008in" svg:height="1.07441in" presentation:class="subtitle" presentation:placeholder="false">
          <draw:text-box>
            <text:p text:style-name="a1857" text:class-names="" text:cond-style-name=""><text:span text:style-name="a1855" text:class-names="">Spring 2022</text:span><text:span text:style-name="a1856" text:class-names=""/></text:p>
          </draw:text-box>
          <svg:title/>
          <svg:desc/>
        </draw:frame>
        <presentation:notes draw:style-name="a1871">
          <draw:frame draw:id="id173" draw:style-name="a1862" draw:name="Date Placeholder 2" svg:x="4.68229in" svg:y="0in" svg:width="3.58333in" svg:height="0.58681in">
            <draw:text-box>
              <text:p text:style-name="a1861" text:class-names="" text:cond-style-name=""><text:span text:style-name="a1859" text:class-names=""><text:date text:fixed="false" style:data-style-name="a1860"/></text:span></text:p>
            </draw:text-box>
            <svg:title/>
            <svg:desc/>
          </draw:frame>
          <draw:frame draw:id="id174" draw:style-name="a1865" draw:name="Slide Number Placeholder 12" svg:x="4.67953in" svg:y="11.10827in" svg:width="3.5878in" svg:height="0.58425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  <draw:frame draw:id="id175" draw:style-name="a1868" draw:name="Slide Number Placeholder 6" svg:x="4.67953in" svg:y="11.10827in" svg:width="3.5878in" svg:height="0.58425in">
            <draw:text-box>
              <text:p text:style-name="a1867" text:class-names="" text:cond-style-name=""><text:span text:style-name="a186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69" draw:name="Slide Image Placeholder 1">
            <svg:title/>
            <svg:desc/>
          </draw:page-thumbnail>
          <draw:frame draw:id="id177" presentation:style-name="a18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72" draw:master-page-name="Master2-Layout7-blank-Blank" presentation:presentation-page-layout-name="Master2-PPL7" draw:id="Slide-257">
        <draw:frame draw:id="id178" draw:style-name="a1875" draw:name="Date Placeholder 1" svg:x="0.55118in" svg:y="7.5315in" svg:width="2.56811in" svg:height="0.57008in">
          <draw:text-box>
            <text:p text:style-name="a1874" text:class-names="" text:cond-style-name=""><text:span text:style-name="a1873" text:class-names="">CSCI 1410</text:span></text:p>
          </draw:text-box>
          <svg:title/>
          <svg:desc/>
        </draw:frame>
        <draw:frame draw:id="id179" draw:style-name="a1878" draw:name="Footer Placeholder 2" svg:x="3.77008in" svg:y="7.5315in" svg:width="3.49409in" svg:height="0.57008in">
          <draw:text-box>
            <text:p text:style-name="a1877" text:class-names="" text:cond-style-name=""><text:span text:style-name="a1876" text:class-names="">Dr. Salim Lakhani</text:span></text:p>
          </draw:text-box>
          <svg:title/>
          <svg:desc/>
        </draw:frame>
        <draw:frame draw:id="id180" draw:style-name="a1882" draw:name="Slide Number Placeholder 3" svg:x="7.90394in" svg:y="7.5315in" svg:width="2.56811in" svg:height="0.57008in">
          <draw:text-box>
            <text:p text:style-name="a1881" text:class-names="" text:cond-style-name=""><text:span text:style-name="a1879" text:class-names=""><text:page-number style:num-format="1" text:fixed="false"/></text:span><text:span text:style-name="a1880" text:class-names=""><text:s text:c="1"/>/</text:span></text:p>
          </draw:text-box>
          <svg:title/>
          <svg:desc/>
        </draw:frame>
        <draw:frame draw:id="id181" presentation:style-name="a1885" draw:name="Title 1" svg:x="0.7874in" svg:y="0.32913in" svg:width="9.68465in" svg:height="1.38071in" presentation:class="title" presentation:placeholder="false">
          <draw:text-box>
            <text:p text:style-name="a1884" text:class-names="" text:cond-style-name=""><text:span text:style-name="a1883" text:class-names="">Objects and Graphics</text:span></text:p>
          </draw:text-box>
          <svg:title/>
          <svg:desc/>
        </draw:frame>
        <draw:frame draw:id="id182" presentation:style-name="a1901" draw:name="Text Placeholder 2" svg:x="0.7874in" svg:y="1.77165in" svg:width="9.44882in" svg:height="5.42835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Overview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The Object of Objects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>Simple Graphics Programming</text:span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>Using Graphical Objects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>Interactive Graphics</text:span></text:p>
              </text:list-item>
            </text:list>
          </draw:text-box>
          <svg:title/>
          <svg:desc/>
        </draw:frame>
        <presentation:notes draw:style-name="a1914">
          <draw:frame draw:id="id183" draw:style-name="a1905" draw:name="Date Placeholder 2" svg:x="4.68229in" svg:y="0in" svg:width="3.58333in" svg:height="0.58681in">
            <draw:text-box>
              <text:p text:style-name="a1904" text:class-names="" text:cond-style-name=""><text:span text:style-name="a1902" text:class-names=""><text:date text:fixed="false" style:data-style-name="a1903"/></text:span></text:p>
            </draw:text-box>
            <svg:title/>
            <svg:desc/>
          </draw:frame>
          <draw:frame draw:id="id184" draw:style-name="a1908" draw:name="Slide Number Placeholder 12" svg:x="4.67953in" svg:y="11.10827in" svg:width="3.5878in" svg:height="0.58425in">
            <draw:text-box>
              <text:p text:style-name="a1907" text:class-names="" text:cond-style-name=""><text:span text:style-name="a1906" text:class-names=""><text:page-number style:num-format="1" text:fixed="false"/></text:span></text:p>
            </draw:text-box>
            <svg:title/>
            <svg:desc/>
          </draw:frame>
          <draw:frame draw:id="id185" draw:style-name="a1911" draw:name="Slide Number Placeholder 6" svg:x="4.67953in" svg:y="11.10827in" svg:width="3.5878in" svg:height="0.58425in">
            <draw:text-box>
              <text:p text:style-name="a1910" text:class-names="" text:cond-style-name=""><text:span text:style-name="a190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12" draw:name="Slide Image Placeholder 1">
            <svg:title/>
            <svg:desc/>
          </draw:page-thumbnail>
          <draw:frame draw:id="id187" presentation:style-name="a19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15" draw:master-page-name="Master2-Layout7-blank-Blank" presentation:presentation-page-layout-name="Master2-PPL7" draw:id="Slide-258">
        <draw:frame draw:id="id188" draw:style-name="a1918" draw:name="Date Placeholder 1" svg:x="0.55118in" svg:y="7.5315in" svg:width="2.56811in" svg:height="0.57008in">
          <draw:text-box>
            <text:p text:style-name="a1917" text:class-names="" text:cond-style-name=""><text:span text:style-name="a1916" text:class-names="">CSCI 1410</text:span></text:p>
          </draw:text-box>
          <svg:title/>
          <svg:desc/>
        </draw:frame>
        <draw:frame draw:id="id189" draw:style-name="a1921" draw:name="Footer Placeholder 2" svg:x="3.77008in" svg:y="7.5315in" svg:width="3.49409in" svg:height="0.57008in">
          <draw:text-box>
            <text:p text:style-name="a1920" text:class-names="" text:cond-style-name=""><text:span text:style-name="a1919" text:class-names="">Dr. Salim Lakhani</text:span></text:p>
          </draw:text-box>
          <svg:title/>
          <svg:desc/>
        </draw:frame>
        <draw:frame draw:id="id190" draw:style-name="a1925" draw:name="Slide Number Placeholder 3" svg:x="7.90394in" svg:y="7.5315in" svg:width="2.56811in" svg:height="0.57008in">
          <draw:text-box>
            <text:p text:style-name="a1924" text:class-names="" text:cond-style-name=""><text:span text:style-name="a1922" text:class-names=""><text:page-number style:num-format="1" text:fixed="false"/></text:span><text:span text:style-name="a1923" text:class-names=""><text:s text:c="1"/>/</text:span></text:p>
          </draw:text-box>
          <svg:title/>
          <svg:desc/>
        </draw:frame>
        <draw:frame draw:id="id191" presentation:style-name="a1928" draw:name="Title 1" svg:x="0.7874in" svg:y="0.32913in" svg:width="9.68465in" svg:height="1.38071in" presentation:class="title" presentation:placeholder="false">
          <draw:text-box>
            <text:p text:style-name="a1927" text:class-names="" text:cond-style-name=""><text:span text:style-name="a1926" text:class-names="">Overview</text:span></text:p>
          </draw:text-box>
          <svg:title/>
          <svg:desc/>
        </draw:frame>
        <draw:frame draw:id="id192" presentation:style-name="a1935" draw:name="Text Placeholder 2" svg:x="0.7874in" svg:y="1.77165in" svg:width="9.44882in" svg:height="5.42835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Each data type can represent a certain set of values, and each had a set of associated operations.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The traditional programming view is that data is passive – it’s manipulated and combined with active operations.<text:line-break/><text:line-break/><text:line-break/><text:line-break/></text:span></text:p>
              </text:list-item>
            </text:list>
          </draw:text-box>
          <svg:title/>
          <svg:desc/>
        </draw:frame>
        <presentation:notes draw:style-name="a1948">
          <draw:frame draw:id="id193" draw:style-name="a1939" draw:name="Date Placeholder 2" svg:x="4.68229in" svg:y="0in" svg:width="3.58333in" svg:height="0.58681in">
            <draw:text-box>
              <text:p text:style-name="a1938" text:class-names="" text:cond-style-name=""><text:span text:style-name="a1936" text:class-names=""><text:date text:fixed="false" style:data-style-name="a1937"/></text:span></text:p>
            </draw:text-box>
            <svg:title/>
            <svg:desc/>
          </draw:frame>
          <draw:frame draw:id="id194" draw:style-name="a1942" draw:name="Slide Number Placeholder 12" svg:x="4.67953in" svg:y="11.10827in" svg:width="3.5878in" svg:height="0.58425in">
            <draw:text-box>
              <text:p text:style-name="a1941" text:class-names="" text:cond-style-name=""><text:span text:style-name="a1940" text:class-names=""><text:page-number style:num-format="1" text:fixed="false"/></text:span></text:p>
            </draw:text-box>
            <svg:title/>
            <svg:desc/>
          </draw:frame>
          <draw:frame draw:id="id195" draw:style-name="a1945" draw:name="Slide Number Placeholder 6" svg:x="4.67953in" svg:y="11.10827in" svg:width="3.5878in" svg:height="0.58425in">
            <draw:text-box>
              <text:p text:style-name="a1944" text:class-names="" text:cond-style-name=""><text:span text:style-name="a194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46" draw:name="Slide Image Placeholder 1">
            <svg:title/>
            <svg:desc/>
          </draw:page-thumbnail>
          <draw:frame draw:id="id197" presentation:style-name="a19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949" draw:master-page-name="Master2-Layout7-blank-Blank" presentation:presentation-page-layout-name="Master2-PPL7" draw:id="Slide-259">
        <draw:frame draw:id="id198" draw:style-name="a1952" draw:name="Date Placeholder 1" svg:x="0.55118in" svg:y="7.5315in" svg:width="2.56811in" svg:height="0.57008in">
          <draw:text-box>
            <text:p text:style-name="a1951" text:class-names="" text:cond-style-name=""><text:span text:style-name="a1950" text:class-names="">CSCI 1410</text:span></text:p>
          </draw:text-box>
          <svg:title/>
          <svg:desc/>
        </draw:frame>
        <draw:frame draw:id="id199" draw:style-name="a1955" draw:name="Footer Placeholder 2" svg:x="3.77008in" svg:y="7.5315in" svg:width="3.49409in" svg:height="0.57008in">
          <draw:text-box>
            <text:p text:style-name="a1954" text:class-names="" text:cond-style-name=""><text:span text:style-name="a1953" text:class-names="">Dr. Salim Lakhani</text:span></text:p>
          </draw:text-box>
          <svg:title/>
          <svg:desc/>
        </draw:frame>
        <draw:frame draw:id="id200" draw:style-name="a1959" draw:name="Slide Number Placeholder 3" svg:x="7.90394in" svg:y="7.5315in" svg:width="2.56811in" svg:height="0.57008in">
          <draw:text-box>
            <text:p text:style-name="a1958" text:class-names="" text:cond-style-name=""><text:span text:style-name="a1956" text:class-names=""><text:page-number style:num-format="1" text:fixed="false"/></text:span><text:span text:style-name="a1957" text:class-names=""><text:s text:c="1"/>/</text:span></text:p>
          </draw:text-box>
          <svg:title/>
          <svg:desc/>
        </draw:frame>
        <draw:frame draw:id="id201" presentation:style-name="a1962" draw:name="Title 1" svg:x="0.7874in" svg:y="0.32913in" svg:width="9.68465in" svg:height="1.38071in" presentation:class="title" presentation:placeholder="false">
          <draw:text-box>
            <text:p text:style-name="a1961" text:class-names="" text:cond-style-name=""><text:span text:style-name="a1960" text:class-names="">The Object of Objects</text:span></text:p>
          </draw:text-box>
          <svg:title/>
          <svg:desc/>
        </draw:frame>
        <draw:frame draw:id="id202" presentation:style-name="a1975" draw:name="Text Placeholder 2" svg:x="0.7874in" svg:y="1.77165in" svg:width="9.44882in" svg:height="5.42835in" presentation:class="outline" presentation:placeholder="false">
          <draw:text-box>
            <text:list text:style-name="a1965">
              <text:list-item>
                <text:p text:style-name="a1964" text:class-names="" text:cond-style-name=""><text:span text:style-name="a1963" text:class-names="">Modern computer programs are built using an object-oriented approach.</text:span></text:p>
              </text:list-item>
            </text:list>
            <text:list text:style-name="a1968">
              <text:list-item>
                <text:p text:style-name="a1967" text:class-names="" text:cond-style-name=""><text:span text:style-name="a1966" text:class-names="">Basic idea – view a complex system as the interaction of simpler objects. An object is a sort of active data type that combines data and operations.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>Objects know stuff (contain data) and they can do stuff (have operations).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Objects interact by sending each other messages.</text:span></text:p>
              </text:list-item>
            </text:list>
          </draw:text-box>
          <svg:title/>
          <svg:desc/>
        </draw:frame>
        <presentation:notes draw:style-name="a1988">
          <draw:frame draw:id="id203" draw:style-name="a1979" draw:name="Date Placeholder 2" svg:x="4.68229in" svg:y="0in" svg:width="3.58333in" svg:height="0.58681in">
            <draw:text-box>
              <text:p text:style-name="a1978" text:class-names="" text:cond-style-name=""><text:span text:style-name="a1976" text:class-names=""><text:date text:fixed="false" style:data-style-name="a1977"/></text:span></text:p>
            </draw:text-box>
            <svg:title/>
            <svg:desc/>
          </draw:frame>
          <draw:frame draw:id="id204" draw:style-name="a1982" draw:name="Slide Number Placeholder 12" svg:x="4.67953in" svg:y="11.10827in" svg:width="3.5878in" svg:height="0.58425in">
            <draw:text-box>
              <text:p text:style-name="a1981" text:class-names="" text:cond-style-name=""><text:span text:style-name="a1980" text:class-names=""><text:page-number style:num-format="1" text:fixed="false"/></text:span></text:p>
            </draw:text-box>
            <svg:title/>
            <svg:desc/>
          </draw:frame>
          <draw:frame draw:id="id205" draw:style-name="a1985" draw:name="Slide Number Placeholder 6" svg:x="4.67953in" svg:y="11.10827in" svg:width="3.5878in" svg:height="0.58425in">
            <draw:text-box>
              <text:p text:style-name="a1984" text:class-names="" text:cond-style-name=""><text:span text:style-name="a198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1986" draw:name="Slide Image Placeholder 1">
            <svg:title/>
            <svg:desc/>
          </draw:page-thumbnail>
          <draw:frame draw:id="id207" presentation:style-name="a19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989" draw:master-page-name="Master2-Layout7-blank-Blank" presentation:presentation-page-layout-name="Master2-PPL7" draw:id="Slide-260">
        <draw:frame draw:id="id208" draw:style-name="a1992" draw:name="Date Placeholder 1" svg:x="0.55118in" svg:y="7.5315in" svg:width="2.56811in" svg:height="0.57008in">
          <draw:text-box>
            <text:p text:style-name="a1991" text:class-names="" text:cond-style-name=""><text:span text:style-name="a1990" text:class-names="">CSCI 1410</text:span></text:p>
          </draw:text-box>
          <svg:title/>
          <svg:desc/>
        </draw:frame>
        <draw:frame draw:id="id209" draw:style-name="a1995" draw:name="Footer Placeholder 2" svg:x="3.77008in" svg:y="7.5315in" svg:width="3.49409in" svg:height="0.57008in">
          <draw:text-box>
            <text:p text:style-name="a1994" text:class-names="" text:cond-style-name=""><text:span text:style-name="a1993" text:class-names="">Dr. Salim Lakhani</text:span></text:p>
          </draw:text-box>
          <svg:title/>
          <svg:desc/>
        </draw:frame>
        <draw:frame draw:id="id210" draw:style-name="a1999" draw:name="Slide Number Placeholder 3" svg:x="7.90394in" svg:y="7.5315in" svg:width="2.56811in" svg:height="0.57008in">
          <draw:text-box>
            <text:p text:style-name="a1998" text:class-names="" text:cond-style-name=""><text:span text:style-name="a1996" text:class-names=""><text:page-number style:num-format="1" text:fixed="false"/></text:span><text:span text:style-name="a1997" text:class-names=""><text:s text:c="1"/>/</text:span></text:p>
          </draw:text-box>
          <svg:title/>
          <svg:desc/>
        </draw:frame>
        <draw:frame draw:id="id211" presentation:style-name="a2002" draw:name="Title 1" svg:x="0.7874in" svg:y="0.32913in" svg:width="9.68465in" svg:height="1.38071in" presentation:class="title" presentation:placeholder="false">
          <draw:text-box>
            <text:p text:style-name="a2001" text:class-names="" text:cond-style-name=""><text:span text:style-name="a2000" text:class-names="">The Object of Objects</text:span></text:p>
          </draw:text-box>
          <svg:title/>
          <svg:desc/>
        </draw:frame>
        <draw:frame draw:id="id212" presentation:style-name="a2009" draw:name="Text Placeholder 2" svg:x="0.7874in" svg:y="1.77165in" svg:width="9.44882in" svg:height="5.42835in" presentation:class="outline" presentation:placeholder="false">
          <draw:text-box>
            <text:list text:style-name="a2005">
              <text:list-item>
                <text:p text:style-name="a2004" text:class-names="" text:cond-style-name=""><text:span text:style-name="a2003" text:class-names="">Suppose we want to develop a data processing system for a college or university.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>We must keep records on students who attend the school. Each student will be represented as an object.</text:span></text:p>
              </text:list-item>
            </text:list>
          </draw:text-box>
          <svg:title/>
          <svg:desc/>
        </draw:frame>
        <presentation:notes draw:style-name="a2022">
          <draw:frame draw:id="id213" draw:style-name="a2013" draw:name="Date Placeholder 2" svg:x="4.68229in" svg:y="0in" svg:width="3.58333in" svg:height="0.58681in">
            <draw:text-box>
              <text:p text:style-name="a2012" text:class-names="" text:cond-style-name=""><text:span text:style-name="a2010" text:class-names=""><text:date text:fixed="false" style:data-style-name="a2011"/></text:span></text:p>
            </draw:text-box>
            <svg:title/>
            <svg:desc/>
          </draw:frame>
          <draw:frame draw:id="id214" draw:style-name="a2016" draw:name="Slide Number Placeholder 12" svg:x="4.67953in" svg:y="11.10827in" svg:width="3.5878in" svg:height="0.58425in">
            <draw:text-box>
              <text:p text:style-name="a2015" text:class-names="" text:cond-style-name=""><text:span text:style-name="a2014" text:class-names=""><text:page-number style:num-format="1" text:fixed="false"/></text:span></text:p>
            </draw:text-box>
            <svg:title/>
            <svg:desc/>
          </draw:frame>
          <draw:frame draw:id="id215" draw:style-name="a2019" draw:name="Slide Number Placeholder 6" svg:x="4.67953in" svg:y="11.10827in" svg:width="3.5878in" svg:height="0.58425in">
            <draw:text-box>
              <text:p text:style-name="a2018" text:class-names="" text:cond-style-name=""><text:span text:style-name="a201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20" draw:name="Slide Image Placeholder 1">
            <svg:title/>
            <svg:desc/>
          </draw:page-thumbnail>
          <draw:frame draw:id="id217" presentation:style-name="a20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023" draw:master-page-name="Master2-Layout7-blank-Blank" presentation:presentation-page-layout-name="Master2-PPL7" draw:id="Slide-261">
        <draw:frame draw:id="id218" draw:style-name="a2026" draw:name="Date Placeholder 1" svg:x="0.55118in" svg:y="7.5315in" svg:width="2.56811in" svg:height="0.57008in">
          <draw:text-box>
            <text:p text:style-name="a2025" text:class-names="" text:cond-style-name=""><text:span text:style-name="a2024" text:class-names="">CSCI 1410</text:span></text:p>
          </draw:text-box>
          <svg:title/>
          <svg:desc/>
        </draw:frame>
        <draw:frame draw:id="id219" draw:style-name="a2029" draw:name="Footer Placeholder 2" svg:x="3.77008in" svg:y="7.5315in" svg:width="3.49409in" svg:height="0.57008in">
          <draw:text-box>
            <text:p text:style-name="a2028" text:class-names="" text:cond-style-name=""><text:span text:style-name="a2027" text:class-names="">Dr. Salim Lakhani</text:span></text:p>
          </draw:text-box>
          <svg:title/>
          <svg:desc/>
        </draw:frame>
        <draw:frame draw:id="id220" draw:style-name="a2033" draw:name="Slide Number Placeholder 3" svg:x="7.90394in" svg:y="7.5315in" svg:width="2.56811in" svg:height="0.57008in">
          <draw:text-box>
            <text:p text:style-name="a2032" text:class-names="" text:cond-style-name=""><text:span text:style-name="a2030" text:class-names=""><text:page-number style:num-format="1" text:fixed="false"/></text:span><text:span text:style-name="a2031" text:class-names=""><text:s text:c="1"/>/</text:span></text:p>
          </draw:text-box>
          <svg:title/>
          <svg:desc/>
        </draw:frame>
        <draw:frame draw:id="id221" presentation:style-name="a2036" draw:name="Title 1" svg:x="0.7874in" svg:y="0.32913in" svg:width="9.68465in" svg:height="1.38071in" presentation:class="title" presentation:placeholder="false">
          <draw:text-box>
            <text:p text:style-name="a2035" text:class-names="" text:cond-style-name=""><text:span text:style-name="a2034" text:class-names="">The Object of Objects</text:span></text:p>
          </draw:text-box>
          <svg:title/>
          <svg:desc/>
        </draw:frame>
        <draw:frame draw:id="id222" presentation:style-name="a2061" draw:name="Text Placeholder 2" svg:x="0.7874in" svg:y="1.77165in" svg:width="9.44882in" svg:height="5.42835in" presentation:class="outline" presentation:placeholder="false">
          <draw:text-box>
            <text:list text:style-name="a2039">
              <text:list-item>
                <text:p text:style-name="a2038" text:class-names="" text:cond-style-name=""><text:span text:style-name="a2037" text:class-names="">The student object would contain data like:</text:span></text:p>
              </text:list-item>
            </text:list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40" text:class-names="">Name</text:span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3" text:class-names="">ID number</text:span></text:p>
                  </text:list-item>
                </text:list>
              </text:list-item>
            </text:list>
            <text:list text:style-name="a2048">
              <text:list-item>
                <text:list text:style-name="a2048">
                  <text:list-item>
                    <text:p text:style-name="a2047" text:class-names="" text:cond-style-name=""><text:span text:style-name="a2046" text:class-names="">Courses taken</text:span></text:p>
                  </text:list-item>
                </text:list>
              </text:list-item>
            </text:list>
            <text:list text:style-name="a2051">
              <text:list-item>
                <text:list text:style-name="a2051">
                  <text:list-item>
                    <text:p text:style-name="a2050" text:class-names="" text:cond-style-name=""><text:span text:style-name="a2049" text:class-names="">Campus Address</text:span></text:p>
                  </text:list-item>
                </text:list>
              </text:list-item>
            </text:list>
            <text:list text:style-name="a2054">
              <text:list-item>
                <text:list text:style-name="a2054">
                  <text:list-item>
                    <text:p text:style-name="a2053" text:class-names="" text:cond-style-name=""><text:span text:style-name="a2052" text:class-names="">Home Address</text:span></text:p>
                  </text:list-item>
                </text:list>
              </text:list-item>
            </text:list>
            <text:list text:style-name="a2057">
              <text:list-item>
                <text:list text:style-name="a2057">
                  <text:list-item>
                    <text:p text:style-name="a2056" text:class-names="" text:cond-style-name=""><text:span text:style-name="a2055" text:class-names="">GPA</text:span></text:p>
                  </text:list-item>
                </text:list>
              </text:list-item>
            </text:list>
            <text:list text:style-name="a2060">
              <text:list-item>
                <text:list text:style-name="a2060">
                  <text:list-item>
                    <text:p text:style-name="a2059" text:class-names="" text:cond-style-name=""><text:span text:style-name="a2058" text:class-names="">Etc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74">
          <draw:frame draw:id="id223" draw:style-name="a2065" draw:name="Date Placeholder 2" svg:x="4.68229in" svg:y="0in" svg:width="3.58333in" svg:height="0.58681in">
            <draw:text-box>
              <text:p text:style-name="a2064" text:class-names="" text:cond-style-name=""><text:span text:style-name="a2062" text:class-names=""><text:date text:fixed="false" style:data-style-name="a2063"/></text:span></text:p>
            </draw:text-box>
            <svg:title/>
            <svg:desc/>
          </draw:frame>
          <draw:frame draw:id="id224" draw:style-name="a2068" draw:name="Slide Number Placeholder 12" svg:x="4.67953in" svg:y="11.10827in" svg:width="3.5878in" svg:height="0.58425in">
            <draw:text-box>
              <text:p text:style-name="a2067" text:class-names="" text:cond-style-name=""><text:span text:style-name="a2066" text:class-names=""><text:page-number style:num-format="1" text:fixed="false"/></text:span></text:p>
            </draw:text-box>
            <svg:title/>
            <svg:desc/>
          </draw:frame>
          <draw:frame draw:id="id225" draw:style-name="a2071" draw:name="Slide Number Placeholder 6" svg:x="4.67953in" svg:y="11.10827in" svg:width="3.5878in" svg:height="0.58425in">
            <draw:text-box>
              <text:p text:style-name="a2070" text:class-names="" text:cond-style-name=""><text:span text:style-name="a206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6" presentation:style-name="a2072" draw:name="Slide Image Placeholder 1">
            <svg:title/>
            <svg:desc/>
          </draw:page-thumbnail>
          <draw:frame draw:id="id227" presentation:style-name="a20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075" draw:master-page-name="Master2-Layout7-blank-Blank" presentation:presentation-page-layout-name="Master2-PPL7" draw:id="Slide-262">
        <draw:frame draw:id="id228" draw:style-name="a2078" draw:name="Date Placeholder 1" svg:x="0.55118in" svg:y="7.5315in" svg:width="2.56811in" svg:height="0.57008in">
          <draw:text-box>
            <text:p text:style-name="a2077" text:class-names="" text:cond-style-name=""><text:span text:style-name="a2076" text:class-names="">CSCI 1410</text:span></text:p>
          </draw:text-box>
          <svg:title/>
          <svg:desc/>
        </draw:frame>
        <draw:frame draw:id="id229" draw:style-name="a2081" draw:name="Footer Placeholder 2" svg:x="3.77008in" svg:y="7.5315in" svg:width="3.49409in" svg:height="0.57008in">
          <draw:text-box>
            <text:p text:style-name="a2080" text:class-names="" text:cond-style-name=""><text:span text:style-name="a2079" text:class-names="">Dr. Salim Lakhani</text:span></text:p>
          </draw:text-box>
          <svg:title/>
          <svg:desc/>
        </draw:frame>
        <draw:frame draw:id="id230" draw:style-name="a2085" draw:name="Slide Number Placeholder 3" svg:x="7.90394in" svg:y="7.5315in" svg:width="2.56811in" svg:height="0.57008in">
          <draw:text-box>
            <text:p text:style-name="a2084" text:class-names="" text:cond-style-name=""><text:span text:style-name="a2082" text:class-names=""><text:page-number style:num-format="1" text:fixed="false"/></text:span><text:span text:style-name="a2083" text:class-names=""><text:s text:c="1"/>/</text:span></text:p>
          </draw:text-box>
          <svg:title/>
          <svg:desc/>
        </draw:frame>
        <draw:frame draw:id="id231" presentation:style-name="a2088" draw:name="Title 1" svg:x="0.7874in" svg:y="0.32913in" svg:width="9.68465in" svg:height="1.38071in" presentation:class="title" presentation:placeholder="false">
          <draw:text-box>
            <text:p text:style-name="a2087" text:class-names="" text:cond-style-name=""><text:span text:style-name="a2086" text:class-names="">The Object of Objects</text:span></text:p>
          </draw:text-box>
          <svg:title/>
          <svg:desc/>
        </draw:frame>
        <draw:frame draw:id="id232" presentation:style-name="a2098" draw:name="Text Placeholder 2" svg:x="0.7874in" svg:y="1.77165in" svg:width="9.44882in" svg:height="5.42835in" presentation:class="outline" presentation:placeholder="false">
          <draw:text-box>
            <text:list text:style-name="a2091">
              <text:list-item>
                <text:p text:style-name="a2090" text:class-names="" text:cond-style-name=""><text:span text:style-name="a2089" text:class-names="">The student object should also respond to requests.</text:span></text:p>
              </text:list-item>
            </text:list>
            <text:list text:style-name="a2094">
              <text:list-item>
                <text:p text:style-name="a2093" text:class-names="" text:cond-style-name=""><text:span text:style-name="a2092" text:class-names="">We may want to send out a campus-wide mailing, so we’d need a campus address for each student.</text:span></text:p>
              </text:list-item>
            </text:list>
            <text:list text:style-name="a2097">
              <text:list-item>
                <text:p text:style-name="a2096" text:class-names="" text:cond-style-name=""><text:span text:style-name="a2095" text:class-names="">We could send the print campus address to each student object. When the student object receives the message, it prints its own address.</text:span></text:p>
              </text:list-item>
            </text:list>
          </draw:text-box>
          <svg:title/>
          <svg:desc/>
        </draw:frame>
        <presentation:notes draw:style-name="a2111">
          <draw:frame draw:id="id233" draw:style-name="a2102" draw:name="Date Placeholder 2" svg:x="4.68229in" svg:y="0in" svg:width="3.58333in" svg:height="0.58681in">
            <draw:text-box>
              <text:p text:style-name="a2101" text:class-names="" text:cond-style-name=""><text:span text:style-name="a2099" text:class-names=""><text:date text:fixed="false" style:data-style-name="a2100"/></text:span></text:p>
            </draw:text-box>
            <svg:title/>
            <svg:desc/>
          </draw:frame>
          <draw:frame draw:id="id234" draw:style-name="a2105" draw:name="Slide Number Placeholder 12" svg:x="4.67953in" svg:y="11.10827in" svg:width="3.5878in" svg:height="0.58425in">
            <draw:text-box>
              <text:p text:style-name="a2104" text:class-names="" text:cond-style-name=""><text:span text:style-name="a2103" text:class-names=""><text:page-number style:num-format="1" text:fixed="false"/></text:span></text:p>
            </draw:text-box>
            <svg:title/>
            <svg:desc/>
          </draw:frame>
          <draw:frame draw:id="id235" draw:style-name="a2108" draw:name="Slide Number Placeholder 6" svg:x="4.67953in" svg:y="11.10827in" svg:width="3.5878in" svg:height="0.58425in">
            <draw:text-box>
              <text:p text:style-name="a2107" text:class-names="" text:cond-style-name=""><text:span text:style-name="a210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2109" draw:name="Slide Image Placeholder 1">
            <svg:title/>
            <svg:desc/>
          </draw:page-thumbnail>
          <draw:frame draw:id="id237" presentation:style-name="a21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12" draw:master-page-name="Master2-Layout7-blank-Blank" presentation:presentation-page-layout-name="Master2-PPL7" draw:id="Slide-263">
        <draw:frame draw:id="id238" draw:style-name="a2115" draw:name="Date Placeholder 1" svg:x="0.55118in" svg:y="7.5315in" svg:width="2.56811in" svg:height="0.57008in">
          <draw:text-box>
            <text:p text:style-name="a2114" text:class-names="" text:cond-style-name=""><text:span text:style-name="a2113" text:class-names="">CSCI 1410</text:span></text:p>
          </draw:text-box>
          <svg:title/>
          <svg:desc/>
        </draw:frame>
        <draw:frame draw:id="id239" draw:style-name="a2118" draw:name="Footer Placeholder 2" svg:x="3.77008in" svg:y="7.5315in" svg:width="3.49409in" svg:height="0.57008in">
          <draw:text-box>
            <text:p text:style-name="a2117" text:class-names="" text:cond-style-name=""><text:span text:style-name="a2116" text:class-names="">Dr. Salim Lakhani</text:span></text:p>
          </draw:text-box>
          <svg:title/>
          <svg:desc/>
        </draw:frame>
        <draw:frame draw:id="id240" draw:style-name="a2122" draw:name="Slide Number Placeholder 3" svg:x="7.90394in" svg:y="7.5315in" svg:width="2.56811in" svg:height="0.57008in">
          <draw:text-box>
            <text:p text:style-name="a2121" text:class-names="" text:cond-style-name=""><text:span text:style-name="a2119" text:class-names=""><text:page-number style:num-format="1" text:fixed="false"/></text:span><text:span text:style-name="a2120" text:class-names=""><text:s text:c="1"/>/</text:span></text:p>
          </draw:text-box>
          <svg:title/>
          <svg:desc/>
        </draw:frame>
        <draw:frame draw:id="id241" presentation:style-name="a2125" draw:name="Title 1" svg:x="0.7874in" svg:y="0.32913in" svg:width="9.68465in" svg:height="1.38071in" presentation:class="title" presentation:placeholder="false">
          <draw:text-box>
            <text:p text:style-name="a2124" text:class-names="" text:cond-style-name=""><text:span text:style-name="a2123" text:class-names="">The Object of Objects</text:span></text:p>
          </draw:text-box>
          <svg:title/>
          <svg:desc/>
        </draw:frame>
        <draw:frame draw:id="id242" presentation:style-name="a2150" draw:name="Text Placeholder 2" svg:x="0.7874in" svg:y="1.77165in" svg:width="9.44882in" svg:height="5.42835in" presentation:class="outline" presentation:placeholder="false">
          <draw:text-box>
            <text:list text:style-name="a2128">
              <text:list-item>
                <text:p text:style-name="a2127" text:class-names="" text:cond-style-name=""><text:span text:style-name="a2126" text:class-names="">Objects may refer to other objects.</text:span></text:p>
              </text:list-item>
            </text:list>
            <text:list text:style-name="a2131">
              <text:list-item>
                <text:p text:style-name="a2130" text:class-names="" text:cond-style-name=""><text:span text:style-name="a2129" text:class-names="">Each course might be represented by an object:</text:span></text:p>
              </text:list-item>
            </text:list>
            <text:list text:style-name="a2134">
              <text:list-item>
                <text:list text:style-name="a2134">
                  <text:list-item>
                    <text:p text:style-name="a2133" text:class-names="" text:cond-style-name=""><text:span text:style-name="a2132" text:class-names="">Instructor</text:span></text:p>
                  </text:list-item>
                </text:list>
              </text:list-item>
            </text:list>
            <text:list text:style-name="a2137">
              <text:list-item>
                <text:list text:style-name="a2137">
                  <text:list-item>
                    <text:p text:style-name="a2136" text:class-names="" text:cond-style-name=""><text:span text:style-name="a2135" text:class-names="">Student roster</text:span></text:p>
                  </text:list-item>
                </text:list>
              </text:list-item>
            </text:list>
            <text:list text:style-name="a2140">
              <text:list-item>
                <text:list text:style-name="a2140">
                  <text:list-item>
                    <text:p text:style-name="a2139" text:class-names="" text:cond-style-name=""><text:span text:style-name="a2138" text:class-names="">Prerequisite courses</text:span></text:p>
                  </text:list-item>
                </text:list>
              </text:list-item>
            </text:list>
            <text:list text:style-name="a2143">
              <text:list-item>
                <text:list text:style-name="a2143">
                  <text:list-item>
                    <text:p text:style-name="a2142" text:class-names="" text:cond-style-name=""><text:span text:style-name="a2141" text:class-names="">When and where the class meets</text:span></text:p>
                  </text:list-item>
                </text:list>
              </text:list-item>
            </text:list>
            <text:list text:style-name="a2146">
              <text:list-item>
                <text:list text:style-name="a2146">
                  <text:list-item>
                    <text:p text:style-name="a2145" text:class-names="" text:cond-style-name=""><text:span text:style-name="a2144" text:class-names="">Sample Operation</text:span></text:p>
                  </text:list-item>
                </text:list>
              </text:list-item>
            </text:list>
            <text:list text:style-name="a2149">
              <text:list-item>
                <text:list text:style-name="a2149">
                  <text:list-item>
                    <text:list text:style-name="a2149">
                      <text:list-item>
                        <text:p text:style-name="a2148" text:class-names="" text:cond-style-name=""><text:span text:style-name="a2147" text:class-names="">add student, del student, change room, Etc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163">
          <draw:frame draw:id="id243" draw:style-name="a2154" draw:name="Date Placeholder 2" svg:x="4.68229in" svg:y="0in" svg:width="3.58333in" svg:height="0.58681in">
            <draw:text-box>
              <text:p text:style-name="a2153" text:class-names="" text:cond-style-name=""><text:span text:style-name="a2151" text:class-names=""><text:date text:fixed="false" style:data-style-name="a2152"/></text:span></text:p>
            </draw:text-box>
            <svg:title/>
            <svg:desc/>
          </draw:frame>
          <draw:frame draw:id="id244" draw:style-name="a2157" draw:name="Slide Number Placeholder 12" svg:x="4.67953in" svg:y="11.10827in" svg:width="3.5878in" svg:height="0.58425in">
            <draw:text-box>
              <text:p text:style-name="a2156" text:class-names="" text:cond-style-name=""><text:span text:style-name="a2155" text:class-names=""><text:page-number style:num-format="1" text:fixed="false"/></text:span></text:p>
            </draw:text-box>
            <svg:title/>
            <svg:desc/>
          </draw:frame>
          <draw:frame draw:id="id245" draw:style-name="a2160" draw:name="Slide Number Placeholder 6" svg:x="4.67953in" svg:y="11.10827in" svg:width="3.5878in" svg:height="0.58425in">
            <draw:text-box>
              <text:p text:style-name="a2159" text:class-names="" text:cond-style-name=""><text:span text:style-name="a215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6" presentation:style-name="a2161" draw:name="Slide Image Placeholder 1">
            <svg:title/>
            <svg:desc/>
          </draw:page-thumbnail>
          <draw:frame draw:id="id247" presentation:style-name="a21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164" draw:master-page-name="Master2-Layout7-blank-Blank" presentation:presentation-page-layout-name="Master2-PPL7" draw:id="Slide-264">
        <draw:frame draw:id="id248" draw:style-name="a2167" draw:name="Date Placeholder 1" svg:x="0.55118in" svg:y="7.5315in" svg:width="2.56811in" svg:height="0.57008in">
          <draw:text-box>
            <text:p text:style-name="a2166" text:class-names="" text:cond-style-name=""><text:span text:style-name="a2165" text:class-names="">CSCI 1410</text:span></text:p>
          </draw:text-box>
          <svg:title/>
          <svg:desc/>
        </draw:frame>
        <draw:frame draw:id="id249" draw:style-name="a2170" draw:name="Footer Placeholder 2" svg:x="3.77008in" svg:y="7.5315in" svg:width="3.49409in" svg:height="0.57008in">
          <draw:text-box>
            <text:p text:style-name="a2169" text:class-names="" text:cond-style-name=""><text:span text:style-name="a2168" text:class-names="">Dr. Salim Lakhani</text:span></text:p>
          </draw:text-box>
          <svg:title/>
          <svg:desc/>
        </draw:frame>
        <draw:frame draw:id="id250" draw:style-name="a2174" draw:name="Slide Number Placeholder 3" svg:x="7.90394in" svg:y="7.5315in" svg:width="2.56811in" svg:height="0.57008in">
          <draw:text-box>
            <text:p text:style-name="a2173" text:class-names="" text:cond-style-name=""><text:span text:style-name="a2171" text:class-names=""><text:page-number style:num-format="1" text:fixed="false"/></text:span><text:span text:style-name="a2172" text:class-names=""><text:s text:c="1"/>/</text:span></text:p>
          </draw:text-box>
          <svg:title/>
          <svg:desc/>
        </draw:frame>
        <draw:frame draw:id="id251" presentation:style-name="a2177" draw:name="Title 1" svg:x="0.7874in" svg:y="0.32913in" svg:width="9.68465in" svg:height="1.38071in" presentation:class="title" presentation:placeholder="false">
          <draw:text-box>
            <text:p text:style-name="a2176" text:class-names="" text:cond-style-name=""><text:span text:style-name="a2175" text:class-names="">Simple Graphics Programming</text:span></text:p>
          </draw:text-box>
          <svg:title/>
          <svg:desc/>
        </draw:frame>
        <draw:frame draw:id="id252" presentation:style-name="a2193" draw:name="Text Placeholder 2" svg:x="0.7874in" svg:y="1.77165in" svg:width="9.44882in" svg:height="5.42835in" presentation:class="outline" presentation:placeholder="false">
          <draw:text-box>
            <text:list text:style-name="a2180">
              <text:list-item>
                <text:p text:style-name="a2179" text:class-names="" text:cond-style-name=""><text:span text:style-name="a2178" text:class-names="">This chapter uses the graphics.py library supplied with the supplemental materials.</text:span></text:p>
              </text:list-item>
            </text:list>
            <text:list text:style-name="a2183">
              <text:list-item>
                <text:p text:style-name="a2182" text:class-names="" text:cond-style-name=""><text:span text:style-name="a2181" text:class-names="">Two location choices</text:span></text:p>
              </text:list-item>
            </text:list>
            <text:list text:style-name="a2186">
              <text:list-item>
                <text:list text:style-name="a2186">
                  <text:list-item>
                    <text:p text:style-name="a2185" text:class-names="" text:cond-style-name=""><text:span text:style-name="a2184" text:class-names="">In Python’s Lib directory with other libraries</text:span></text:p>
                  </text:list-item>
                </text:list>
              </text:list-item>
            </text:list>
            <text:list text:style-name="a2189">
              <text:list-item>
                <text:list text:style-name="a2189">
                  <text:list-item>
                    <text:p text:style-name="a2188" text:class-names="" text:cond-style-name=""><text:span text:style-name="a2187" text:class-names="">In the same folder as your graphics program</text:span></text:p>
                  </text:list-item>
                </text:list>
              </text:list-item>
            </text:list>
            <text:list text:style-name="a2192">
              <text:list-item>
                <text:p text:style-name="a2191" text:class-names="" text:cond-style-name=""><text:span text:style-name="a2190" text:class-names=""/></text:p>
              </text:list-item>
            </text:list>
          </draw:text-box>
          <svg:title/>
          <svg:desc/>
        </draw:frame>
        <presentation:notes draw:style-name="a2206">
          <draw:frame draw:id="id253" draw:style-name="a2197" draw:name="Date Placeholder 2" svg:x="4.68229in" svg:y="0in" svg:width="3.58333in" svg:height="0.58681in">
            <draw:text-box>
              <text:p text:style-name="a2196" text:class-names="" text:cond-style-name=""><text:span text:style-name="a2194" text:class-names=""><text:date text:fixed="false" style:data-style-name="a2195"/></text:span></text:p>
            </draw:text-box>
            <svg:title/>
            <svg:desc/>
          </draw:frame>
          <draw:frame draw:id="id254" draw:style-name="a2200" draw:name="Slide Number Placeholder 12" svg:x="4.67953in" svg:y="11.10827in" svg:width="3.5878in" svg:height="0.58425in">
            <draw:text-box>
              <text:p text:style-name="a2199" text:class-names="" text:cond-style-name=""><text:span text:style-name="a2198" text:class-names=""><text:page-number style:num-format="1" text:fixed="false"/></text:span></text:p>
            </draw:text-box>
            <svg:title/>
            <svg:desc/>
          </draw:frame>
          <draw:frame draw:id="id255" draw:style-name="a2203" draw:name="Slide Number Placeholder 6" svg:x="4.67953in" svg:y="11.10827in" svg:width="3.5878in" svg:height="0.58425in">
            <draw:text-box>
              <text:p text:style-name="a2202" text:class-names="" text:cond-style-name=""><text:span text:style-name="a220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6" presentation:style-name="a2204" draw:name="Slide Image Placeholder 1">
            <svg:title/>
            <svg:desc/>
          </draw:page-thumbnail>
          <draw:frame draw:id="id257" presentation:style-name="a22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207" draw:master-page-name="Master2-Layout7-blank-Blank" presentation:presentation-page-layout-name="Master2-PPL7" draw:id="Slide-265">
        <draw:frame draw:id="id258" draw:style-name="a2210" draw:name="Date Placeholder 1" svg:x="0.55118in" svg:y="7.5315in" svg:width="2.56811in" svg:height="0.57008in">
          <draw:text-box>
            <text:p text:style-name="a2209" text:class-names="" text:cond-style-name=""><text:span text:style-name="a2208" text:class-names="">CSCI 1410</text:span></text:p>
          </draw:text-box>
          <svg:title/>
          <svg:desc/>
        </draw:frame>
        <draw:frame draw:id="id259" draw:style-name="a2213" draw:name="Footer Placeholder 2" svg:x="3.77008in" svg:y="7.5315in" svg:width="3.49409in" svg:height="0.57008in">
          <draw:text-box>
            <text:p text:style-name="a2212" text:class-names="" text:cond-style-name=""><text:span text:style-name="a2211" text:class-names="">Dr. Salim Lakhani</text:span></text:p>
          </draw:text-box>
          <svg:title/>
          <svg:desc/>
        </draw:frame>
        <draw:frame draw:id="id260" draw:style-name="a2217" draw:name="Slide Number Placeholder 3" svg:x="7.90394in" svg:y="7.5315in" svg:width="2.56811in" svg:height="0.57008in">
          <draw:text-box>
            <text:p text:style-name="a2216" text:class-names="" text:cond-style-name=""><text:span text:style-name="a2214" text:class-names=""><text:page-number style:num-format="1" text:fixed="false"/></text:span><text:span text:style-name="a2215" text:class-names=""><text:s text:c="1"/>/</text:span></text:p>
          </draw:text-box>
          <svg:title/>
          <svg:desc/>
        </draw:frame>
        <draw:frame draw:id="id261" presentation:style-name="a2220" draw:name="Title 1" svg:x="0.7874in" svg:y="0.32913in" svg:width="9.68465in" svg:height="1.38071in" presentation:class="title" presentation:placeholder="false">
          <draw:text-box>
            <text:p text:style-name="a2219" text:class-names="" text:cond-style-name=""><text:span text:style-name="a2218" text:class-names="">Simple Graphics Programming</text:span></text:p>
          </draw:text-box>
          <svg:title/>
          <svg:desc/>
        </draw:frame>
        <draw:frame draw:id="id262" presentation:style-name="a2236" draw:name="Text Placeholder 2" svg:x="0.7874in" svg:y="1.77165in" svg:width="9.44882in" svg:height="4.45079in" presentation:class="outline" presentation:placeholder="false">
          <draw:text-box>
            <text:list text:style-name="a2223">
              <text:list-item>
                <text:p text:style-name="a2222" text:class-names="" text:cond-style-name=""><text:span text:style-name="a2221" text:class-names="">Since this is a library, we need to import the graphics commands</text:span></text:p>
              </text:list-item>
            </text:list>
            <text:list text:style-name="a2226">
              <text:list-item>
                <text:p text:style-name="a2225" text:class-names="" text:cond-style-name=""><text:span text:style-name="a2224" text:class-names="">&gt;&gt;&gt; import graphics</text:span></text:p>
              </text:list-item>
            </text:list>
            <text:list text:style-name="a2229">
              <text:list-item>
                <text:p text:style-name="a2228" text:class-names="" text:cond-style-name=""><text:span text:style-name="a2227" text:class-names="">A graphics window is a place on the screen where the graphics will appear.</text:span></text:p>
              </text:list-item>
            </text:list>
            <text:list text:style-name="a2232">
              <text:list-item>
                <text:p text:style-name="a2231" text:class-names="" text:cond-style-name=""><text:span text:style-name="a2230" text:class-names="">&gt;&gt;&gt; win = graphics.GraphWin()</text:span></text:p>
              </text:list-item>
            </text:list>
            <text:list text:style-name="a2235">
              <text:list-item>
                <text:p text:style-name="a2234" text:class-names="" text:cond-style-name=""><text:span text:style-name="a2233" text:class-names="">This command creates a new window titled “Graphics Window.”</text:span></text:p>
              </text:list-item>
            </text:list>
          </draw:text-box>
          <svg:title/>
          <svg:desc/>
        </draw:frame>
        <presentation:notes draw:style-name="a2249">
          <draw:frame draw:id="id263" draw:style-name="a2240" draw:name="Date Placeholder 2" svg:x="4.68229in" svg:y="0in" svg:width="3.58333in" svg:height="0.58681in">
            <draw:text-box>
              <text:p text:style-name="a2239" text:class-names="" text:cond-style-name=""><text:span text:style-name="a2237" text:class-names=""><text:date text:fixed="false" style:data-style-name="a2238"/></text:span></text:p>
            </draw:text-box>
            <svg:title/>
            <svg:desc/>
          </draw:frame>
          <draw:frame draw:id="id264" draw:style-name="a2243" draw:name="Slide Number Placeholder 12" svg:x="4.67953in" svg:y="11.10827in" svg:width="3.5878in" svg:height="0.58425in">
            <draw:text-box>
              <text:p text:style-name="a2242" text:class-names="" text:cond-style-name=""><text:span text:style-name="a2241" text:class-names=""><text:page-number style:num-format="1" text:fixed="false"/></text:span></text:p>
            </draw:text-box>
            <svg:title/>
            <svg:desc/>
          </draw:frame>
          <draw:frame draw:id="id265" draw:style-name="a2246" draw:name="Slide Number Placeholder 6" svg:x="4.67953in" svg:y="11.10827in" svg:width="3.5878in" svg:height="0.58425in">
            <draw:text-box>
              <text:p text:style-name="a2245" text:class-names="" text:cond-style-name=""><text:span text:style-name="a224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6" presentation:style-name="a2247" draw:name="Slide Image Placeholder 1">
            <svg:title/>
            <svg:desc/>
          </draw:page-thumbnail>
          <draw:frame draw:id="id267" presentation:style-name="a22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250" draw:master-page-name="Master2-Layout7-blank-Blank" presentation:presentation-page-layout-name="Master2-PPL7" draw:id="Slide-266">
        <draw:frame draw:id="id268" draw:style-name="a2253" draw:name="Date Placeholder 1" svg:x="0.55118in" svg:y="7.5315in" svg:width="2.56811in" svg:height="0.57008in">
          <draw:text-box>
            <text:p text:style-name="a2252" text:class-names="" text:cond-style-name=""><text:span text:style-name="a2251" text:class-names="">CSCI 1410</text:span></text:p>
          </draw:text-box>
          <svg:title/>
          <svg:desc/>
        </draw:frame>
        <draw:frame draw:id="id269" draw:style-name="a2256" draw:name="Footer Placeholder 2" svg:x="3.77008in" svg:y="7.5315in" svg:width="3.49409in" svg:height="0.57008in">
          <draw:text-box>
            <text:p text:style-name="a2255" text:class-names="" text:cond-style-name=""><text:span text:style-name="a2254" text:class-names="">Dr. Salim Lakhani</text:span></text:p>
          </draw:text-box>
          <svg:title/>
          <svg:desc/>
        </draw:frame>
        <draw:frame draw:id="id270" draw:style-name="a2260" draw:name="Slide Number Placeholder 3" svg:x="7.90394in" svg:y="7.5315in" svg:width="2.56811in" svg:height="0.57008in">
          <draw:text-box>
            <text:p text:style-name="a2259" text:class-names="" text:cond-style-name=""><text:span text:style-name="a2257" text:class-names=""><text:page-number style:num-format="1" text:fixed="false"/></text:span><text:span text:style-name="a2258" text:class-names=""><text:s text:c="1"/>/</text:span></text:p>
          </draw:text-box>
          <svg:title/>
          <svg:desc/>
        </draw:frame>
        <draw:frame draw:id="id271" presentation:style-name="a2263" draw:name="Title 1" svg:x="0.7874in" svg:y="0.32913in" svg:width="9.68465in" svg:height="1.38071in" presentation:class="title" presentation:placeholder="false">
          <draw:text-box>
            <text:p text:style-name="a2262" text:class-names="" text:cond-style-name=""><text:span text:style-name="a2261" text:class-names="">Simple Graphics Programming</text:span></text:p>
          </draw:text-box>
          <svg:title/>
          <svg:desc/>
        </draw:frame>
        <draw:frame draw:id="id272" presentation:style-name="a2273" draw:name="Text Placeholder 2" svg:x="0.7874in" svg:y="1.77165in" svg:width="9.44882in" svg:height="5.42835in" presentation:class="outline" presentation:placeholder="false">
          <draw:text-box>
            <text:list text:style-name="a2266">
              <text:list-item>
                <text:p text:style-name="a2265" text:class-names="" text:cond-style-name=""><text:span text:style-name="a2264" text:class-names="">GraphWin is an object assigned to the variable win. We can manipulate the window object through this variable, similar to manipulating files through file variables.</text:span></text:p>
              </text:list-item>
            </text:list>
            <text:list text:style-name="a2269">
              <text:list-item>
                <text:p text:style-name="a2268" text:class-names="" text:cond-style-name=""><text:span text:style-name="a2267" text:class-names="">Windows can be closed/destroyed by issuing the command</text:span></text:p>
              </text:list-item>
            </text:list>
            <text:list text:style-name="a2272">
              <text:list-item>
                <text:p text:style-name="a2271" text:class-names="" text:cond-style-name=""><text:span text:style-name="a2270" text:class-names="">&gt;&gt;&gt; win.close()</text:span></text:p>
              </text:list-item>
            </text:list>
          </draw:text-box>
          <svg:title/>
          <svg:desc/>
        </draw:frame>
        <presentation:notes draw:style-name="a2286">
          <draw:frame draw:id="id273" draw:style-name="a2277" draw:name="Date Placeholder 2" svg:x="4.68229in" svg:y="0in" svg:width="3.58333in" svg:height="0.58681in">
            <draw:text-box>
              <text:p text:style-name="a2276" text:class-names="" text:cond-style-name=""><text:span text:style-name="a2274" text:class-names=""><text:date text:fixed="false" style:data-style-name="a2275"/></text:span></text:p>
            </draw:text-box>
            <svg:title/>
            <svg:desc/>
          </draw:frame>
          <draw:frame draw:id="id274" draw:style-name="a2280" draw:name="Slide Number Placeholder 12" svg:x="4.67953in" svg:y="11.10827in" svg:width="3.5878in" svg:height="0.58425in">
            <draw:text-box>
              <text:p text:style-name="a2279" text:class-names="" text:cond-style-name=""><text:span text:style-name="a2278" text:class-names=""><text:page-number style:num-format="1" text:fixed="false"/></text:span></text:p>
            </draw:text-box>
            <svg:title/>
            <svg:desc/>
          </draw:frame>
          <draw:frame draw:id="id275" draw:style-name="a2283" draw:name="Slide Number Placeholder 6" svg:x="4.67953in" svg:y="11.10827in" svg:width="3.5878in" svg:height="0.58425in">
            <draw:text-box>
              <text:p text:style-name="a2282" text:class-names="" text:cond-style-name=""><text:span text:style-name="a228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6" presentation:style-name="a2284" draw:name="Slide Image Placeholder 1">
            <svg:title/>
            <svg:desc/>
          </draw:page-thumbnail>
          <draw:frame draw:id="id277" presentation:style-name="a22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287" draw:master-page-name="Master2-Layout7-blank-Blank" presentation:presentation-page-layout-name="Master2-PPL7" draw:id="Slide-267">
        <draw:frame draw:id="id278" draw:style-name="a2290" draw:name="Date Placeholder 1" svg:x="0.55118in" svg:y="7.5315in" svg:width="2.56811in" svg:height="0.57008in">
          <draw:text-box>
            <text:p text:style-name="a2289" text:class-names="" text:cond-style-name=""><text:span text:style-name="a2288" text:class-names="">CSCI 1410</text:span></text:p>
          </draw:text-box>
          <svg:title/>
          <svg:desc/>
        </draw:frame>
        <draw:frame draw:id="id279" draw:style-name="a2293" draw:name="Footer Placeholder 2" svg:x="3.77008in" svg:y="7.5315in" svg:width="3.49409in" svg:height="0.57008in">
          <draw:text-box>
            <text:p text:style-name="a2292" text:class-names="" text:cond-style-name=""><text:span text:style-name="a2291" text:class-names="">Dr. Salim Lakhani</text:span></text:p>
          </draw:text-box>
          <svg:title/>
          <svg:desc/>
        </draw:frame>
        <draw:frame draw:id="id280" draw:style-name="a2297" draw:name="Slide Number Placeholder 3" svg:x="7.90394in" svg:y="7.5315in" svg:width="2.56811in" svg:height="0.57008in">
          <draw:text-box>
            <text:p text:style-name="a2296" text:class-names="" text:cond-style-name=""><text:span text:style-name="a2294" text:class-names=""><text:page-number style:num-format="1" text:fixed="false"/></text:span><text:span text:style-name="a2295" text:class-names=""><text:s text:c="1"/>/</text:span></text:p>
          </draw:text-box>
          <svg:title/>
          <svg:desc/>
        </draw:frame>
        <draw:frame draw:id="id281" presentation:style-name="a2300" draw:name="Title 1" svg:x="0.7874in" svg:y="0.32913in" svg:width="9.68465in" svg:height="1.38071in" presentation:class="title" presentation:placeholder="false">
          <draw:text-box>
            <text:p text:style-name="a2299" text:class-names="" text:cond-style-name=""><text:span text:style-name="a2298" text:class-names="">Simple Graphics Programming</text:span></text:p>
          </draw:text-box>
          <svg:title/>
          <svg:desc/>
        </draw:frame>
        <draw:frame draw:id="id282" presentation:style-name="a2310" draw:name="Text Placeholder 2" svg:x="0.7874in" svg:y="1.77165in" svg:width="9.44882in" svg:height="5.42835in" presentation:class="outline" presentation:placeholder="false">
          <draw:text-box>
            <text:list text:style-name="a2303">
              <text:list-item>
                <text:p text:style-name="a2302" text:class-names="" text:cond-style-name=""><text:span text:style-name="a2301" text:class-names="">It’s tedious to use the graphics. notation to access the graphics library routines.</text:span></text:p>
              </text:list-item>
            </text:list>
            <text:list text:style-name="a2306">
              <text:list-item>
                <text:p text:style-name="a2305" text:class-names="" text:cond-style-name=""><text:span text:style-name="a2304" text:class-names="">from graphics import *</text:span></text:p>
              </text:list-item>
            </text:list>
            <text:list text:style-name="a2309">
              <text:list-item>
                <text:p text:style-name="a2308" text:class-names="" text:cond-style-name=""><text:span text:style-name="a2307" text:class-names="">The “from” statement allows you to load specific functions from a library module. “*” will load all the functions, or you can list specific ones.</text:span></text:p>
              </text:list-item>
            </text:list>
          </draw:text-box>
          <svg:title/>
          <svg:desc/>
        </draw:frame>
        <presentation:notes draw:style-name="a2323">
          <draw:frame draw:id="id283" draw:style-name="a2314" draw:name="Date Placeholder 2" svg:x="4.68229in" svg:y="0in" svg:width="3.58333in" svg:height="0.58681in">
            <draw:text-box>
              <text:p text:style-name="a2313" text:class-names="" text:cond-style-name=""><text:span text:style-name="a2311" text:class-names=""><text:date text:fixed="false" style:data-style-name="a2312"/></text:span></text:p>
            </draw:text-box>
            <svg:title/>
            <svg:desc/>
          </draw:frame>
          <draw:frame draw:id="id284" draw:style-name="a2317" draw:name="Slide Number Placeholder 12" svg:x="4.67953in" svg:y="11.10827in" svg:width="3.5878in" svg:height="0.58425in">
            <draw:text-box>
              <text:p text:style-name="a2316" text:class-names="" text:cond-style-name=""><text:span text:style-name="a2315" text:class-names=""><text:page-number style:num-format="1" text:fixed="false"/></text:span></text:p>
            </draw:text-box>
            <svg:title/>
            <svg:desc/>
          </draw:frame>
          <draw:frame draw:id="id285" draw:style-name="a2320" draw:name="Slide Number Placeholder 6" svg:x="4.67953in" svg:y="11.10827in" svg:width="3.5878in" svg:height="0.58425in">
            <draw:text-box>
              <text:p text:style-name="a2319" text:class-names="" text:cond-style-name=""><text:span text:style-name="a231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86" presentation:style-name="a2321" draw:name="Slide Image Placeholder 1">
            <svg:title/>
            <svg:desc/>
          </draw:page-thumbnail>
          <draw:frame draw:id="id287" presentation:style-name="a23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324" draw:master-page-name="Master2-Layout7-blank-Blank" presentation:presentation-page-layout-name="Master2-PPL7" draw:id="Slide-268">
        <draw:frame draw:id="id288" draw:style-name="a2327" draw:name="Date Placeholder 1" svg:x="0.55118in" svg:y="7.5315in" svg:width="2.56811in" svg:height="0.57008in">
          <draw:text-box>
            <text:p text:style-name="a2326" text:class-names="" text:cond-style-name=""><text:span text:style-name="a2325" text:class-names="">CSCI 1410</text:span></text:p>
          </draw:text-box>
          <svg:title/>
          <svg:desc/>
        </draw:frame>
        <draw:frame draw:id="id289" draw:style-name="a2330" draw:name="Footer Placeholder 2" svg:x="3.77008in" svg:y="7.5315in" svg:width="3.49409in" svg:height="0.57008in">
          <draw:text-box>
            <text:p text:style-name="a2329" text:class-names="" text:cond-style-name=""><text:span text:style-name="a2328" text:class-names="">Dr. Salim Lakhani</text:span></text:p>
          </draw:text-box>
          <svg:title/>
          <svg:desc/>
        </draw:frame>
        <draw:frame draw:id="id290" draw:style-name="a2334" draw:name="Slide Number Placeholder 3" svg:x="7.90394in" svg:y="7.5315in" svg:width="2.56811in" svg:height="0.57008in">
          <draw:text-box>
            <text:p text:style-name="a2333" text:class-names="" text:cond-style-name=""><text:span text:style-name="a2331" text:class-names=""><text:page-number style:num-format="1" text:fixed="false"/></text:span><text:span text:style-name="a2332" text:class-names=""><text:s text:c="1"/>/</text:span></text:p>
          </draw:text-box>
          <svg:title/>
          <svg:desc/>
        </draw:frame>
        <draw:frame draw:id="id291" presentation:style-name="a2337" draw:name="Title 1" svg:x="0.7874in" svg:y="0.32913in" svg:width="9.68465in" svg:height="1.38071in" presentation:class="title" presentation:placeholder="false">
          <draw:text-box>
            <text:p text:style-name="a2336" text:class-names="" text:cond-style-name=""><text:span text:style-name="a2335" text:class-names="">Simple Graphics Programming</text:span></text:p>
          </draw:text-box>
          <svg:title/>
          <svg:desc/>
        </draw:frame>
        <draw:frame draw:id="id292" presentation:style-name="a2347" draw:name="Text Placeholder 2" svg:x="0.7874in" svg:y="1.77165in" svg:width="9.44882in" svg:height="5.42835in" presentation:class="outline" presentation:placeholder="false">
          <draw:text-box>
            <text:list text:style-name="a2340">
              <text:list-item>
                <text:p text:style-name="a2339" text:class-names="" text:cond-style-name=""><text:span text:style-name="a2338" text:class-names="">A graphics window is a collection of points called pixels (picture elements).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>The default GraphWin is 200 pixels tall by 200 pixels wide (40,000 pixels total).</text:span></text:p>
              </text:list-item>
            </text:list>
            <text:list text:style-name="a2346">
              <text:list-item>
                <text:p text:style-name="a2345" text:class-names="" text:cond-style-name=""><text:span text:style-name="a2344" text:class-names="">One way to get pictures into the window is one pixel at a time, which would be tedious. The graphics library has a number of predefined routines to draw geometric shapes.</text:span></text:p>
              </text:list-item>
            </text:list>
          </draw:text-box>
          <svg:title/>
          <svg:desc/>
        </draw:frame>
        <presentation:notes draw:style-name="a2360">
          <draw:frame draw:id="id293" draw:style-name="a2351" draw:name="Date Placeholder 2" svg:x="4.68229in" svg:y="0in" svg:width="3.58333in" svg:height="0.58681in">
            <draw:text-box>
              <text:p text:style-name="a2350" text:class-names="" text:cond-style-name=""><text:span text:style-name="a2348" text:class-names=""><text:date text:fixed="false" style:data-style-name="a2349"/></text:span></text:p>
            </draw:text-box>
            <svg:title/>
            <svg:desc/>
          </draw:frame>
          <draw:frame draw:id="id294" draw:style-name="a2354" draw:name="Slide Number Placeholder 12" svg:x="4.67953in" svg:y="11.10827in" svg:width="3.5878in" svg:height="0.58425in">
            <draw:text-box>
              <text:p text:style-name="a2353" text:class-names="" text:cond-style-name=""><text:span text:style-name="a2352" text:class-names=""><text:page-number style:num-format="1" text:fixed="false"/></text:span></text:p>
            </draw:text-box>
            <svg:title/>
            <svg:desc/>
          </draw:frame>
          <draw:frame draw:id="id295" draw:style-name="a2357" draw:name="Slide Number Placeholder 6" svg:x="4.67953in" svg:y="11.10827in" svg:width="3.5878in" svg:height="0.58425in">
            <draw:text-box>
              <text:p text:style-name="a2356" text:class-names="" text:cond-style-name=""><text:span text:style-name="a2355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96" presentation:style-name="a2358" draw:name="Slide Image Placeholder 1">
            <svg:title/>
            <svg:desc/>
          </draw:page-thumbnail>
          <draw:frame draw:id="id297" presentation:style-name="a23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361" draw:master-page-name="Master2-Layout7-blank-Blank" presentation:presentation-page-layout-name="Master2-PPL7" draw:id="Slide-269">
        <draw:frame draw:id="id298" draw:style-name="a2364" draw:name="Date Placeholder 1" svg:x="0.55118in" svg:y="7.5315in" svg:width="2.56811in" svg:height="0.57008in">
          <draw:text-box>
            <text:p text:style-name="a2363" text:class-names="" text:cond-style-name=""><text:span text:style-name="a2362" text:class-names="">CSCI 1410</text:span></text:p>
          </draw:text-box>
          <svg:title/>
          <svg:desc/>
        </draw:frame>
        <draw:frame draw:id="id299" draw:style-name="a2367" draw:name="Footer Placeholder 2" svg:x="3.77008in" svg:y="7.5315in" svg:width="3.49409in" svg:height="0.57008in">
          <draw:text-box>
            <text:p text:style-name="a2366" text:class-names="" text:cond-style-name=""><text:span text:style-name="a2365" text:class-names="">Dr. Salim Lakhani</text:span></text:p>
          </draw:text-box>
          <svg:title/>
          <svg:desc/>
        </draw:frame>
        <draw:frame draw:id="id300" draw:style-name="a2371" draw:name="Slide Number Placeholder 3" svg:x="7.90394in" svg:y="7.5315in" svg:width="2.56811in" svg:height="0.57008in">
          <draw:text-box>
            <text:p text:style-name="a2370" text:class-names="" text:cond-style-name=""><text:span text:style-name="a2368" text:class-names=""><text:page-number style:num-format="1" text:fixed="false"/></text:span><text:span text:style-name="a2369" text:class-names=""><text:s text:c="1"/>/</text:span></text:p>
          </draw:text-box>
          <svg:title/>
          <svg:desc/>
        </draw:frame>
        <draw:frame draw:id="id301" presentation:style-name="a2374" draw:name="Title 1" svg:x="0.7874in" svg:y="0.32913in" svg:width="9.68465in" svg:height="1.38071in" presentation:class="title" presentation:placeholder="false">
          <draw:text-box>
            <text:p text:style-name="a2373" text:class-names="" text:cond-style-name=""><text:span text:style-name="a2372" text:class-names="">Simple Graphics Programming</text:span></text:p>
          </draw:text-box>
          <svg:title/>
          <svg:desc/>
        </draw:frame>
        <draw:frame draw:id="id302" presentation:style-name="a2392" draw:name="Text Placeholder 2" svg:x="0.7874in" svg:y="1.77165in" svg:width="9.44882in" svg:height="5.42835in" presentation:class="outline" presentation:placeholder="false">
          <draw:text-box>
            <text:list text:style-name="a2379">
              <text:list-item>
                <text:p text:style-name="a2378" text:class-names="" text:cond-style-name=""><text:span text:style-name="a2375" text:class-names="">The simplest object is the<text:s text:c="1"/></text:span><text:span text:style-name="a2376" text:class-names="">Point</text:span><text:span text:style-name="a2377" text:class-names="">. Like points in geometry, point locations are represented with a coordinate system (x, y), where x is the horizontal location of the point and y is the vertical location.</text:span></text:p>
              </text:list-item>
            </text:list>
            <text:list text:style-name="a2382">
              <text:list-item>
                <text:p text:style-name="a2381" text:class-names="" text:cond-style-name=""><text:span text:style-name="a2380" text:class-names="">The origin (0,0) in a graphics window is the upper left corner.</text:span></text:p>
              </text:list-item>
            </text:list>
            <text:list text:style-name="a2385">
              <text:list-item>
                <text:p text:style-name="a2384" text:class-names="" text:cond-style-name=""><text:span text:style-name="a2383" text:class-names="">X values increase from left to right, y values from top to bottom.</text:span></text:p>
              </text:list-item>
            </text:list>
            <text:list text:style-name="a2388">
              <text:list-item>
                <text:p text:style-name="a2387" text:class-names="" text:cond-style-name=""><text:span text:style-name="a2386" text:class-names="">Lower right corner is (199, 199)</text:span></text:p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>Examples</text:span></text:p>
              </text:list-item>
            </text:list>
          </draw:text-box>
          <svg:title/>
          <svg:desc/>
        </draw:frame>
        <presentation:notes draw:style-name="a2423">
          <draw:frame draw:id="id303" draw:style-name="a2396" draw:name="Date Placeholder 2" svg:x="4.68229in" svg:y="0in" svg:width="3.58333in" svg:height="0.58681in">
            <draw:text-box>
              <text:p text:style-name="a2395" text:class-names="" text:cond-style-name=""><text:span text:style-name="a2393" text:class-names=""><text:date text:fixed="false" style:data-style-name="a2394"/></text:span></text:p>
            </draw:text-box>
            <svg:title/>
            <svg:desc/>
          </draw:frame>
          <draw:frame draw:id="id304" draw:style-name="a2399" draw:name="Slide Number Placeholder 12" svg:x="4.67953in" svg:y="11.10827in" svg:width="3.5878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frame draw:id="id305" draw:style-name="a2402" draw:name="Slide Number Placeholder 6" svg:x="4.67953in" svg:y="11.10827in" svg:width="3.5878in" svg:height="0.58425in">
            <draw:text-box>
              <text:p text:style-name="a2401" text:class-names="" text:cond-style-name=""><text:span text:style-name="a240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06" presentation:style-name="a2403" draw:name="Slide Image Placeholder 1">
            <svg:title/>
            <svg:desc/>
          </draw:page-thumbnail>
          <draw:frame draw:id="id307" presentation:style-name="a2422" draw:name="Notes Placeholder 2" svg:x="0.82677in" svg:y="5.55394in" svg:width="6.61378in" svg:height="5.26142in" presentation:class="notes" presentation:placeholder="false">
            <draw:text-box>
              <text:p text:style-name="a2405" text:class-names="" text:cond-style-name=""><text:span text:style-name="a2404" text:class-names="">p = Point(50, 60)</text:span></text:p>
              <text:p text:style-name="a2407" text:class-names="" text:cond-style-name=""><text:span text:style-name="a2406" text:class-names="">&gt;&gt;&gt; p.getX()</text:span></text:p>
              <text:p text:style-name="a2409" text:class-names="" text:cond-style-name=""><text:span text:style-name="a2408" text:class-names="">50</text:span></text:p>
              <text:p text:style-name="a2411" text:class-names="" text:cond-style-name=""><text:span text:style-name="a2410" text:class-names="">&gt;&gt;&gt; p.getY()</text:span></text:p>
              <text:p text:style-name="a2413" text:class-names="" text:cond-style-name=""><text:span text:style-name="a2412" text:class-names="">60</text:span></text:p>
              <text:p text:style-name="a2415" text:class-names="" text:cond-style-name=""><text:span text:style-name="a2414" text:class-names="">&gt;&gt;&gt; win = GraphWin()</text:span></text:p>
              <text:p text:style-name="a2417" text:class-names="" text:cond-style-name=""><text:span text:style-name="a2416" text:class-names="">&gt;&gt;&gt; p.draw(win)</text:span></text:p>
              <text:p text:style-name="a2419" text:class-names="" text:cond-style-name=""><text:span text:style-name="a2418" text:class-names="">&gt;&gt;&gt; p2 = Point(140, 100)</text:span></text:p>
              <text:p text:style-name="a2421" text:class-names="" text:cond-style-name=""><text:span text:style-name="a2420" text:class-names="">&gt;&gt;&gt; p2.draw(win)</text:span></text:p>
            </draw:text-box>
            <svg:title/>
            <svg:desc/>
          </draw:frame>
        </presentation:notes>
      </draw:page>
      <draw:page draw:name="page15" draw:style-name="a2424" draw:master-page-name="Master2-Layout7-blank-Blank" presentation:presentation-page-layout-name="Master2-PPL7" draw:id="Slide-270">
        <draw:frame draw:id="id308" draw:style-name="a2427" draw:name="Date Placeholder 1" svg:x="0.55118in" svg:y="7.5315in" svg:width="2.56811in" svg:height="0.57008in">
          <draw:text-box>
            <text:p text:style-name="a2426" text:class-names="" text:cond-style-name=""><text:span text:style-name="a2425" text:class-names="">CSCI 1410</text:span></text:p>
          </draw:text-box>
          <svg:title/>
          <svg:desc/>
        </draw:frame>
        <draw:frame draw:id="id309" draw:style-name="a2430" draw:name="Footer Placeholder 2" svg:x="3.77008in" svg:y="7.5315in" svg:width="3.49409in" svg:height="0.57008in">
          <draw:text-box>
            <text:p text:style-name="a2429" text:class-names="" text:cond-style-name=""><text:span text:style-name="a2428" text:class-names="">Dr. Salim Lakhani</text:span></text:p>
          </draw:text-box>
          <svg:title/>
          <svg:desc/>
        </draw:frame>
        <draw:frame draw:id="id310" draw:style-name="a2434" draw:name="Slide Number Placeholder 3" svg:x="7.90394in" svg:y="7.5315in" svg:width="2.56811in" svg:height="0.57008in">
          <draw:text-box>
            <text:p text:style-name="a2433" text:class-names="" text:cond-style-name=""><text:span text:style-name="a2431" text:class-names=""><text:page-number style:num-format="1" text:fixed="false"/></text:span><text:span text:style-name="a2432" text:class-names=""><text:s text:c="1"/>/</text:span></text:p>
          </draw:text-box>
          <svg:title/>
          <svg:desc/>
        </draw:frame>
        <draw:frame draw:id="id311" presentation:style-name="a2437" draw:name="Title 1" svg:x="0.7874in" svg:y="0.32913in" svg:width="9.68465in" svg:height="1.38071in" presentation:class="title" presentation:placeholder="false">
          <draw:text-box>
            <text:p text:style-name="a2436" text:class-names="" text:cond-style-name=""><text:span text:style-name="a2435" text:class-names="">Interactive Graphics</text:span></text:p>
          </draw:text-box>
          <svg:title/>
          <svg:desc/>
        </draw:frame>
        <draw:frame draw:id="id312" presentation:style-name="a2444" draw:name="Text Placeholder 2" svg:x="0.7874in" svg:y="1.77165in" svg:width="9.44882in" svg:height="5.42835in" presentation:class="outline" presentation:placeholder="false">
          <draw:text-box>
            <text:list text:style-name="a2440">
              <text:list-item>
                <text:p text:style-name="a2439" text:class-names="" text:cond-style-name=""><text:span text:style-name="a2438" text:class-names="">In a GUI environment, users typically interact with their applications by clicking on buttons, choosing items from menus, and typing information into on-screen text boxes.</text:span></text:p>
              </text:list-item>
            </text:list>
            <text:list text:style-name="a2443">
              <text:list-item>
                <text:p text:style-name="a2442" text:class-names="" text:cond-style-name=""><text:span text:style-name="a2441" text:class-names="">Event-driven programming draws interface elements (widgets) on the screen and then waits for the user to do something.</text:span></text:p>
              </text:list-item>
            </text:list>
          </draw:text-box>
          <svg:title/>
          <svg:desc/>
        </draw:frame>
        <presentation:notes draw:style-name="a2459">
          <draw:frame draw:id="id313" draw:style-name="a2448" draw:name="Date Placeholder 2" svg:x="4.68229in" svg:y="0in" svg:width="3.58333in" svg:height="0.58681in">
            <draw:text-box>
              <text:p text:style-name="a2447" text:class-names="" text:cond-style-name=""><text:span text:style-name="a2445" text:class-names=""><text:date text:fixed="false" style:data-style-name="a2446"/></text:span></text:p>
            </draw:text-box>
            <svg:title/>
            <svg:desc/>
          </draw:frame>
          <draw:frame draw:id="id314" draw:style-name="a2451" draw:name="Slide Number Placeholder 12" svg:x="4.67953in" svg:y="11.10827in" svg:width="3.5878in" svg:height="0.58425in">
            <draw:text-box>
              <text:p text:style-name="a2450" text:class-names="" text:cond-style-name=""><text:span text:style-name="a2449" text:class-names=""><text:page-number style:num-format="1" text:fixed="false"/></text:span></text:p>
            </draw:text-box>
            <svg:title/>
            <svg:desc/>
          </draw:frame>
          <draw:frame draw:id="id315" draw:style-name="a2454" draw:name="Slide Number Placeholder 6" svg:x="4.67953in" svg:y="11.10827in" svg:width="3.5878in" svg:height="0.58425in">
            <draw:text-box>
              <text:p text:style-name="a2453" text:class-names="" text:cond-style-name=""><text:span text:style-name="a245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16" presentation:style-name="a2455" draw:name="Slide Image Placeholder 1">
            <svg:title/>
            <svg:desc/>
          </draw:page-thumbnail>
          <draw:frame draw:id="id317" presentation:style-name="a2458" draw:name="Notes Placeholder 2" svg:x="0.82677in" svg:y="5.55394in" svg:width="6.61378in" svg:height="5.26142in" presentation:class="notes" presentation:placeholder="false">
            <draw:text-box>
              <text:p text:style-name="a2457" text:class-names="" text:cond-style-name=""><text:span text:style-name="a2456" text:class-names="">Convert number of seconds into hours, minutes, and seconds <text:s text:c="1"/>- <text:s text:c="1"/>123456</text:span></text:p>
            </draw:text-box>
            <svg:title/>
            <svg:desc/>
          </draw:frame>
        </presentation:notes>
      </draw:page>
      <draw:page draw:name="page16" draw:style-name="a2460" draw:master-page-name="Master2-Layout7-blank-Blank" presentation:presentation-page-layout-name="Master2-PPL7" draw:id="Slide-271">
        <draw:frame draw:id="id318" draw:style-name="a2463" draw:name="Date Placeholder 1" svg:x="0.55118in" svg:y="7.5315in" svg:width="2.56811in" svg:height="0.57008in">
          <draw:text-box>
            <text:p text:style-name="a2462" text:class-names="" text:cond-style-name=""><text:span text:style-name="a2461" text:class-names="">CSCI 1410</text:span></text:p>
          </draw:text-box>
          <svg:title/>
          <svg:desc/>
        </draw:frame>
        <draw:frame draw:id="id319" draw:style-name="a2466" draw:name="Footer Placeholder 2" svg:x="3.77008in" svg:y="7.5315in" svg:width="3.49409in" svg:height="0.57008in">
          <draw:text-box>
            <text:p text:style-name="a2465" text:class-names="" text:cond-style-name=""><text:span text:style-name="a2464" text:class-names="">Dr. Salim Lakhani</text:span></text:p>
          </draw:text-box>
          <svg:title/>
          <svg:desc/>
        </draw:frame>
        <draw:frame draw:id="id320" draw:style-name="a2470" draw:name="Slide Number Placeholder 3" svg:x="7.90394in" svg:y="7.5315in" svg:width="2.56811in" svg:height="0.57008in">
          <draw:text-box>
            <text:p text:style-name="a2469" text:class-names="" text:cond-style-name=""><text:span text:style-name="a2467" text:class-names=""><text:page-number style:num-format="1" text:fixed="false"/></text:span><text:span text:style-name="a2468" text:class-names=""><text:s text:c="1"/>/</text:span></text:p>
          </draw:text-box>
          <svg:title/>
          <svg:desc/>
        </draw:frame>
        <draw:frame draw:id="id321" presentation:style-name="a2473" draw:name="Title 1" svg:x="0.7874in" svg:y="0.32913in" svg:width="9.68465in" svg:height="1.38071in" presentation:class="title" presentation:placeholder="false">
          <draw:text-box>
            <text:p text:style-name="a2472" text:class-names="" text:cond-style-name=""><text:span text:style-name="a2471" text:class-names="">Interactive Graphics</text:span></text:p>
          </draw:text-box>
          <svg:title/>
          <svg:desc/>
        </draw:frame>
        <draw:frame draw:id="id322" presentation:style-name="a2483" draw:name="Text Placeholder 2" svg:x="0.7874in" svg:y="1.77165in" svg:width="9.44882in" svg:height="5.42835in" presentation:class="outline" presentation:placeholder="false">
          <draw:text-box>
            <text:list text:style-name="a2476">
              <text:list-item>
                <text:p text:style-name="a2475" text:class-names="" text:cond-style-name=""><text:span text:style-name="a2474" text:class-names="">An event is generated whenever a user moves the mouse, clicks the mouse, or types a key on the keyboard.</text:span></text:p>
              </text:list-item>
            </text:list>
            <text:list text:style-name="a2479">
              <text:list-item>
                <text:p text:style-name="a2478" text:class-names="" text:cond-style-name=""><text:span text:style-name="a2477" text:class-names="">An event is an object that encapsulates information about what just happened.</text:span></text:p>
              </text:list-item>
            </text:list>
            <text:list text:style-name="a2482">
              <text:list-item>
                <text:p text:style-name="a2481" text:class-names="" text:cond-style-name=""><text:span text:style-name="a2480" text:class-names="">The event object is sent to the appropriate part of the program to be processed, for example, a button event.</text:span></text:p>
              </text:list-item>
            </text:list>
          </draw:text-box>
          <svg:title/>
          <svg:desc/>
        </draw:frame>
        <presentation:notes draw:style-name="a2496">
          <draw:frame draw:id="id323" draw:style-name="a2487" draw:name="Date Placeholder 2" svg:x="4.68229in" svg:y="0in" svg:width="3.58333in" svg:height="0.58681in">
            <draw:text-box>
              <text:p text:style-name="a2486" text:class-names="" text:cond-style-name=""><text:span text:style-name="a2484" text:class-names=""><text:date text:fixed="false" style:data-style-name="a2485"/></text:span></text:p>
            </draw:text-box>
            <svg:title/>
            <svg:desc/>
          </draw:frame>
          <draw:frame draw:id="id324" draw:style-name="a2490" draw:name="Slide Number Placeholder 12" svg:x="4.67953in" svg:y="11.10827in" svg:width="3.5878in" svg:height="0.58425in">
            <draw:text-box>
              <text:p text:style-name="a2489" text:class-names="" text:cond-style-name=""><text:span text:style-name="a2488" text:class-names=""><text:page-number style:num-format="1" text:fixed="false"/></text:span></text:p>
            </draw:text-box>
            <svg:title/>
            <svg:desc/>
          </draw:frame>
          <draw:frame draw:id="id325" draw:style-name="a2493" draw:name="Slide Number Placeholder 6" svg:x="4.67953in" svg:y="11.10827in" svg:width="3.5878in" svg:height="0.58425in">
            <draw:text-box>
              <text:p text:style-name="a2492" text:class-names="" text:cond-style-name=""><text:span text:style-name="a2491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26" presentation:style-name="a2494" draw:name="Slide Image Placeholder 1">
            <svg:title/>
            <svg:desc/>
          </draw:page-thumbnail>
          <draw:frame draw:id="id327" presentation:style-name="a24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497" draw:master-page-name="Master2-Layout7-blank-Blank" presentation:presentation-page-layout-name="Master2-PPL7" draw:id="Slide-272">
        <draw:frame draw:id="id328" draw:style-name="a2500" draw:name="Date Placeholder 1" svg:x="0.55118in" svg:y="7.5315in" svg:width="2.56811in" svg:height="0.57008in">
          <draw:text-box>
            <text:p text:style-name="a2499" text:class-names="" text:cond-style-name=""><text:span text:style-name="a2498" text:class-names="">CSCI 1410</text:span></text:p>
          </draw:text-box>
          <svg:title/>
          <svg:desc/>
        </draw:frame>
        <draw:frame draw:id="id329" draw:style-name="a2503" draw:name="Footer Placeholder 2" svg:x="3.77008in" svg:y="7.5315in" svg:width="3.49409in" svg:height="0.57008in">
          <draw:text-box>
            <text:p text:style-name="a2502" text:class-names="" text:cond-style-name=""><text:span text:style-name="a2501" text:class-names="">Dr. Salim Lakhani</text:span></text:p>
          </draw:text-box>
          <svg:title/>
          <svg:desc/>
        </draw:frame>
        <draw:frame draw:id="id330" draw:style-name="a2507" draw:name="Slide Number Placeholder 3" svg:x="7.90394in" svg:y="7.5315in" svg:width="2.56811in" svg:height="0.57008in">
          <draw:text-box>
            <text:p text:style-name="a2506" text:class-names="" text:cond-style-name=""><text:span text:style-name="a2504" text:class-names=""><text:page-number style:num-format="1" text:fixed="false"/></text:span><text:span text:style-name="a2505" text:class-names=""><text:s text:c="1"/>/</text:span></text:p>
          </draw:text-box>
          <svg:title/>
          <svg:desc/>
        </draw:frame>
        <draw:frame draw:id="id331" presentation:style-name="a2510" draw:name="Title 1" svg:x="0.7874in" svg:y="0.32913in" svg:width="9.68465in" svg:height="1.38071in" presentation:class="title" presentation:placeholder="false">
          <draw:text-box>
            <text:p text:style-name="a2509" text:class-names="" text:cond-style-name=""><text:span text:style-name="a2508" text:class-names="">Interactive Graphics</text:span></text:p>
          </draw:text-box>
          <svg:title/>
          <svg:desc/>
        </draw:frame>
        <draw:frame draw:id="id332" presentation:style-name="a2516" draw:name="Text Placeholder 2" svg:x="0.7874in" svg:y="1.77165in" svg:width="9.44882in" svg:height="5.42835in" presentation:class="outline" presentation:placeholder="false">
          <draw:text-box>
            <text:list text:style-name="a2515">
              <text:list-item>
                <text:p text:style-name="a2514" text:class-names="" text:cond-style-name=""><text:span text:style-name="a2511" text:class-names="">The graphics module hides the underlying, low-level window management and provides two simple ways to get user input in a<text:s text:c="1"/></text:span><text:span text:style-name="a2512" text:class-names="">GraphWin</text:span><text:span text:style-name="a2513" text:class-names="">.</text:span></text:p>
              </text:list-item>
            </text:list>
          </draw:text-box>
          <svg:title/>
          <svg:desc/>
        </draw:frame>
        <presentation:notes draw:style-name="a2529">
          <draw:frame draw:id="id333" draw:style-name="a2520" draw:name="Date Placeholder 2" svg:x="4.68229in" svg:y="0in" svg:width="3.58333in" svg:height="0.58681in">
            <draw:text-box>
              <text:p text:style-name="a2519" text:class-names="" text:cond-style-name=""><text:span text:style-name="a2517" text:class-names=""><text:date text:fixed="false" style:data-style-name="a2518"/></text:span></text:p>
            </draw:text-box>
            <svg:title/>
            <svg:desc/>
          </draw:frame>
          <draw:frame draw:id="id334" draw:style-name="a2523" draw:name="Slide Number Placeholder 12" svg:x="4.67953in" svg:y="11.10827in" svg:width="3.5878in" svg:height="0.58425in">
            <draw:text-box>
              <text:p text:style-name="a2522" text:class-names="" text:cond-style-name=""><text:span text:style-name="a2521" text:class-names=""><text:page-number style:num-format="1" text:fixed="false"/></text:span></text:p>
            </draw:text-box>
            <svg:title/>
            <svg:desc/>
          </draw:frame>
          <draw:frame draw:id="id335" draw:style-name="a2526" draw:name="Slide Number Placeholder 6" svg:x="4.67953in" svg:y="11.10827in" svg:width="3.5878in" svg:height="0.58425in">
            <draw:text-box>
              <text:p text:style-name="a2525" text:class-names="" text:cond-style-name=""><text:span text:style-name="a2524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36" presentation:style-name="a2527" draw:name="Slide Image Placeholder 1">
            <svg:title/>
            <svg:desc/>
          </draw:page-thumbnail>
          <draw:frame draw:id="id337" presentation:style-name="a25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530" draw:master-page-name="Master2-Layout7-blank-Blank" presentation:presentation-page-layout-name="Master2-PPL7" draw:id="Slide-273">
        <draw:frame draw:id="id338" draw:style-name="a2533" draw:name="Date Placeholder 1" svg:x="0.55118in" svg:y="7.5315in" svg:width="2.56811in" svg:height="0.57008in">
          <draw:text-box>
            <text:p text:style-name="a2532" text:class-names="" text:cond-style-name=""><text:span text:style-name="a2531" text:class-names="">CSCI 1410</text:span></text:p>
          </draw:text-box>
          <svg:title/>
          <svg:desc/>
        </draw:frame>
        <draw:frame draw:id="id339" draw:style-name="a2536" draw:name="Footer Placeholder 2" svg:x="3.77008in" svg:y="7.5315in" svg:width="3.49409in" svg:height="0.57008in">
          <draw:text-box>
            <text:p text:style-name="a2535" text:class-names="" text:cond-style-name=""><text:span text:style-name="a2534" text:class-names="">Dr. Salim Lakhani</text:span></text:p>
          </draw:text-box>
          <svg:title/>
          <svg:desc/>
        </draw:frame>
        <draw:frame draw:id="id340" draw:style-name="a2540" draw:name="Slide Number Placeholder 3" svg:x="7.90394in" svg:y="7.5315in" svg:width="2.56811in" svg:height="0.57008in">
          <draw:text-box>
            <text:p text:style-name="a2539" text:class-names="" text:cond-style-name=""><text:span text:style-name="a2537" text:class-names=""><text:page-number style:num-format="1" text:fixed="false"/></text:span><text:span text:style-name="a2538" text:class-names=""><text:s text:c="1"/>/</text:span></text:p>
          </draw:text-box>
          <svg:title/>
          <svg:desc/>
        </draw:frame>
        <draw:frame draw:id="id341" presentation:style-name="a2543" draw:name="Title 1" svg:x="0.7874in" svg:y="0.32913in" svg:width="9.68465in" svg:height="1.38071in" presentation:class="title" presentation:placeholder="false">
          <draw:text-box>
            <text:p text:style-name="a2542" text:class-names="" text:cond-style-name=""><text:span text:style-name="a2541" text:class-names="">Getting Mouse Clicks</text:span></text:p>
          </draw:text-box>
          <svg:title/>
          <svg:desc/>
        </draw:frame>
        <draw:frame draw:id="id342" presentation:style-name="a2566" draw:name="Text Placeholder 2" svg:x="0.7874in" svg:y="1.77165in" svg:width="9.44882in" svg:height="5.42835in" presentation:class="outline" presentation:placeholder="false">
          <draw:text-box>
            <text:list text:style-name="a2550">
              <text:list-item>
                <text:p text:style-name="a2549" text:class-names="" text:cond-style-name=""><text:span text:style-name="a2544" text:class-names="">We can get graphical information from the user via the<text:s text:c="1"/></text:span><text:span text:style-name="a2545" text:class-names="">getMouse</text:span><text:span text:style-name="a2546" text:class-names=""><text:s text:c="1"/>method of the<text:s text:c="1"/></text:span><text:span text:style-name="a2547" text:class-names="">GraphWin</text:span><text:span text:style-name="a2548" text:class-names=""><text:s text:c="1"/>class.</text:span></text:p>
              </text:list-item>
            </text:list>
            <text:list text:style-name="a2557">
              <text:list-item>
                <text:p text:style-name="a2556" text:class-names="" text:cond-style-name=""><text:span text:style-name="a2551" text:class-names="">When<text:s text:c="1"/></text:span><text:span text:style-name="a2552" text:class-names="">getMouse</text:span><text:span text:style-name="a2553" text:class-names=""><text:s text:c="1"/>is invoked on a<text:s text:c="1"/></text:span><text:span text:style-name="a2554" text:class-names="">GraphWin</text:span><text:span text:style-name="a2555" text:class-names="">, the program pauses and waits for the user to click the mouse somewhere in the window.</text:span></text:p>
              </text:list-item>
            </text:list>
            <text:list text:style-name="a2562">
              <text:list-item>
                <text:p text:style-name="a2561" text:class-names="" text:cond-style-name=""><text:span text:style-name="a2558" text:class-names="">The spot where the user clicked is returned as a<text:s text:c="1"/></text:span><text:span text:style-name="a2559" text:class-names="">Point</text:span><text:span text:style-name="a2560" text:class-names="">.</text:span></text:p>
              </text:list-item>
            </text:list>
            <text:list text:style-name="a2565">
              <text:list-item>
                <text:p text:style-name="a2564" text:class-names="" text:cond-style-name=""><text:span text:style-name="a2563" text:class-names=""/></text:p>
              </text:list-item>
            </text:list>
          </draw:text-box>
          <svg:title/>
          <svg:desc/>
        </draw:frame>
        <presentation:notes draw:style-name="a2579">
          <draw:frame draw:id="id343" draw:style-name="a2570" draw:name="Date Placeholder 2" svg:x="4.68229in" svg:y="0in" svg:width="3.58333in" svg:height="0.58681in">
            <draw:text-box>
              <text:p text:style-name="a2569" text:class-names="" text:cond-style-name=""><text:span text:style-name="a2567" text:class-names=""><text:date text:fixed="false" style:data-style-name="a2568"/></text:span></text:p>
            </draw:text-box>
            <svg:title/>
            <svg:desc/>
          </draw:frame>
          <draw:frame draw:id="id344" draw:style-name="a2573" draw:name="Slide Number Placeholder 12" svg:x="4.67953in" svg:y="11.10827in" svg:width="3.5878in" svg:height="0.58425in">
            <draw:text-box>
              <text:p text:style-name="a2572" text:class-names="" text:cond-style-name=""><text:span text:style-name="a2571" text:class-names=""><text:page-number style:num-format="1" text:fixed="false"/></text:span></text:p>
            </draw:text-box>
            <svg:title/>
            <svg:desc/>
          </draw:frame>
          <draw:frame draw:id="id345" draw:style-name="a2576" draw:name="Slide Number Placeholder 6" svg:x="4.67953in" svg:y="11.10827in" svg:width="3.5878in" svg:height="0.58425in">
            <draw:text-box>
              <text:p text:style-name="a2575" text:class-names="" text:cond-style-name=""><text:span text:style-name="a2574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46" presentation:style-name="a2577" draw:name="Slide Image Placeholder 1">
            <svg:title/>
            <svg:desc/>
          </draw:page-thumbnail>
          <draw:frame draw:id="id347" presentation:style-name="a25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580" draw:master-page-name="Master2-Layout7-blank-Blank" presentation:presentation-page-layout-name="Master2-PPL7" draw:id="Slide-274">
        <draw:frame draw:id="id348" draw:style-name="a2583" draw:name="Date Placeholder 1" svg:x="0.55118in" svg:y="7.5315in" svg:width="2.56811in" svg:height="0.57008in">
          <draw:text-box>
            <text:p text:style-name="a2582" text:class-names="" text:cond-style-name=""><text:span text:style-name="a2581" text:class-names="">CSCI 1410</text:span></text:p>
          </draw:text-box>
          <svg:title/>
          <svg:desc/>
        </draw:frame>
        <draw:frame draw:id="id349" draw:style-name="a2586" draw:name="Footer Placeholder 2" svg:x="3.77008in" svg:y="7.5315in" svg:width="3.49409in" svg:height="0.57008in">
          <draw:text-box>
            <text:p text:style-name="a2585" text:class-names="" text:cond-style-name=""><text:span text:style-name="a2584" text:class-names="">Dr. Salim Lakhani</text:span></text:p>
          </draw:text-box>
          <svg:title/>
          <svg:desc/>
        </draw:frame>
        <draw:frame draw:id="id350" draw:style-name="a2590" draw:name="Slide Number Placeholder 3" svg:x="7.90394in" svg:y="7.5315in" svg:width="2.56811in" svg:height="0.57008in">
          <draw:text-box>
            <text:p text:style-name="a2589" text:class-names="" text:cond-style-name=""><text:span text:style-name="a2587" text:class-names=""><text:page-number style:num-format="1" text:fixed="false"/></text:span><text:span text:style-name="a2588" text:class-names=""><text:s text:c="1"/>/</text:span></text:p>
          </draw:text-box>
          <svg:title/>
          <svg:desc/>
        </draw:frame>
        <draw:frame draw:id="id351" presentation:style-name="a2593" draw:name="Title 1" svg:x="0.7874in" svg:y="0.32913in" svg:width="9.68465in" svg:height="1.38071in" presentation:class="title" presentation:placeholder="false">
          <draw:text-box>
            <text:p text:style-name="a2592" text:class-names="" text:cond-style-name=""><text:span text:style-name="a2591" text:class-names="">Getting Mouse Clicks</text:span></text:p>
          </draw:text-box>
          <svg:title/>
          <svg:desc/>
        </draw:frame>
        <draw:frame draw:id="id352" presentation:style-name="a2619" draw:name="Text Placeholder 2" svg:x="0.7874in" svg:y="1.77165in" svg:width="9.44882in" svg:height="5.42835in" presentation:class="outline" presentation:placeholder="false">
          <draw:text-box>
            <text:list text:style-name="a2596">
              <text:list-item>
                <text:p text:style-name="a2595" text:class-names="" text:cond-style-name=""><text:span text:style-name="a2594" text:class-names="">The following code reports the coordinates of a mouse click:</text:span></text:p>
              </text:list-item>
            </text:list>
            <text:list text:style-name="a2599">
              <text:list-item>
                <text:p text:style-name="a2598" text:class-names="" text:cond-style-name=""><text:span text:style-name="a2597" text:class-names="">from graphics import *</text:span></text:p>
              </text:list-item>
            </text:list>
            <text:list text:style-name="a2602">
              <text:list-item>
                <text:p text:style-name="a2601" text:class-names="" text:cond-style-name=""><text:span text:style-name="a2600" text:class-names="">win = GraphWin("Click Me!")</text:span></text:p>
              </text:list-item>
            </text:list>
            <text:list text:style-name="a2605">
              <text:list-item>
                <text:p text:style-name="a2604" text:class-names="" text:cond-style-name=""><text:span text:style-name="a2603" text:class-names="">p = win.getMouse()</text:span></text:p>
              </text:list-item>
            </text:list>
            <text:list text:style-name="a2608">
              <text:list-item>
                <text:p text:style-name="a2607" text:class-names="" text:cond-style-name=""><text:span text:style-name="a2606" text:class-names="">print("You clicked", p.getX(), p.getY())</text:span></text:p>
              </text:list-item>
            </text:list>
            <text:list text:style-name="a2615">
              <text:list-item>
                <text:p text:style-name="a2614" text:class-names="" text:cond-style-name=""><text:span text:style-name="a2609" text:class-names="">We can use the methods like<text:s text:c="1"/></text:span><text:span text:style-name="a2610" text:class-names="">getX</text:span><text:span text:style-name="a2611" text:class-names=""><text:s text:c="1"/>and<text:s text:c="1"/></text:span><text:span text:style-name="a2612" text:class-names="">getY</text:span><text:span text:style-name="a2613" text:class-names=""><text:s text:c="1"/>or other methods on the point returned</text:span></text:p>
              </text:list-item>
            </text:list>
            <text:list text:style-name="a2618">
              <text:list-item>
                <text:p text:style-name="a2617" text:class-names="" text:cond-style-name=""><text:span text:style-name="a2616" text:class-names="">Example</text:span></text:p>
              </text:list-item>
            </text:list>
          </draw:text-box>
          <svg:title/>
          <svg:desc/>
        </draw:frame>
        <presentation:notes draw:style-name="a2654">
          <draw:frame draw:id="id353" draw:style-name="a2623" draw:name="Date Placeholder 2" svg:x="4.68229in" svg:y="0in" svg:width="3.58333in" svg:height="0.58681in">
            <draw:text-box>
              <text:p text:style-name="a2622" text:class-names="" text:cond-style-name=""><text:span text:style-name="a2620" text:class-names=""><text:date text:fixed="false" style:data-style-name="a2621"/></text:span></text:p>
            </draw:text-box>
            <svg:title/>
            <svg:desc/>
          </draw:frame>
          <draw:frame draw:id="id354" draw:style-name="a2626" draw:name="Slide Number Placeholder 12" svg:x="4.67953in" svg:y="11.10827in" svg:width="3.5878in" svg:height="0.58425in">
            <draw:text-box>
              <text:p text:style-name="a2625" text:class-names="" text:cond-style-name=""><text:span text:style-name="a2624" text:class-names=""><text:page-number style:num-format="1" text:fixed="false"/></text:span></text:p>
            </draw:text-box>
            <svg:title/>
            <svg:desc/>
          </draw:frame>
          <draw:frame draw:id="id355" draw:style-name="a2629" draw:name="Slide Number Placeholder 6" svg:x="4.67953in" svg:y="11.10827in" svg:width="3.5878in" svg:height="0.58425in">
            <draw:text-box>
              <text:p text:style-name="a2628" text:class-names="" text:cond-style-name=""><text:span text:style-name="a2627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56" presentation:style-name="a2630" draw:name="Slide Image Placeholder 1">
            <svg:title/>
            <svg:desc/>
          </draw:page-thumbnail>
          <draw:frame draw:id="id357" presentation:style-name="a2653" draw:name="Notes Placeholder 2" svg:x="0.82677in" svg:y="5.55394in" svg:width="6.61378in" svg:height="5.26142in" presentation:class="notes" presentation:placeholder="false">
            <draw:text-box>
              <text:p text:style-name="a2632" text:class-names="" text:cond-style-name=""><text:span text:style-name="a2631" text:class-names="">&gt;&gt;&gt; float(22//5)</text:span></text:p>
              <text:p text:style-name="a2634" text:class-names="" text:cond-style-name=""><text:span text:style-name="a2633" text:class-names=""/></text:p>
              <text:p text:style-name="a2636" text:class-names="" text:cond-style-name=""><text:span text:style-name="a2635" text:class-names="">&gt;&gt;&gt; int(4.5)</text:span></text:p>
              <text:p text:style-name="a2638" text:class-names="" text:cond-style-name=""><text:span text:style-name="a2637" text:class-names=""/></text:p>
              <text:p text:style-name="a2640" text:class-names="" text:cond-style-name=""><text:span text:style-name="a2639" text:class-names="">&gt;&gt;&gt; int(3.9)</text:span></text:p>
              <text:p text:style-name="a2642" text:class-names="" text:cond-style-name=""><text:span text:style-name="a2641" text:class-names=""/></text:p>
              <text:p text:style-name="a2644" text:class-names="" text:cond-style-name=""><text:span text:style-name="a2643" text:class-names="">&gt;&gt;&gt; round(3.9)</text:span></text:p>
              <text:p text:style-name="a2646" text:class-names="" text:cond-style-name=""><text:span text:style-name="a2645" text:class-names=""/></text:p>
              <text:p text:style-name="a2648" text:class-names="" text:cond-style-name=""><text:span text:style-name="a2647" text:class-names="">&gt;&gt;&gt; round(3)</text:span></text:p>
              <text:p text:style-name="a2650" text:class-names="" text:cond-style-name=""><text:span text:style-name="a2649" text:class-names=""/></text:p>
              <text:p text:style-name="a2652" text:class-names="" text:cond-style-name=""><text:span text:style-name="a2651" text:class-names="">&gt;&gt;&gt; round(3.1415926, 2)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77083in" svg:width="4.64063in" svg:height="5.42882in"/>
      <presentation:placeholder presentation:object="object" svg:x="5.59549in" svg:y="1.77083in" svg:width="4.64062in" svg:height="5.4288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979in"/>
      <presentation:placeholder presentation:object="outline" svg:x="0.78819in" svg:y="0.32986in" svg:width="7.09722in" svg:height="6.8697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77165in" svg:width="9.44882in" svg:height="5.4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77165in" svg:width="9.44882in" svg:height="5.4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96" draw:layer="Master2-bg" draw:style-name="a1153" draw:name="Straight Connector 8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97" draw:layer="Master2-bg" draw:style-name="a1156" draw:name="Straight Connector 9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77083in" svg:width="4.64063in" svg:height="5.42882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77083in" svg:width="4.64062in" svg:height="5.42882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05" draw:layer="Master2-bg" draw:style-name="a1252" draw:name="Straight Connector 10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06" draw:layer="Master2-bg" draw:style-name="a1255" draw:name="Straight Connector 11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16" draw:layer="Master2-bg" draw:style-name="a1359" draw:name="Straight Connector 6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17" draw:layer="Master2-bg" draw:style-name="a1362" draw:name="Straight Connector 7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3" draw:layer="Master2-bg" draw:style-name="a1428" draw:name="Straight Connector 5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24" draw:layer="Master2-bg" draw:style-name="a1431" draw:name="Straight Connector 6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9" draw:layer="Master2-bg" draw:style-name="a1494" draw:name="Straight Connector 8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0" draw:layer="Master2-bg" draw:style-name="a1497" draw:name="Straight Connector 9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38" draw:layer="Master2-bg" draw:style-name="a1582" draw:name="Straight Connector 8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9" draw:layer="Master2-bg" draw:style-name="a1585" draw:name="Straight Connector 9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77165in" svg:width="9.44882in" svg:height="5.4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presentation:style-name="a1749" draw:name="Vertical Title 1" svg:x="8.05208in" svg:y="0.32986in" svg:width="2.42014in" svg:height="6.86979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979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/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mpress</dc:title>
    <meta:creation-date>2020-07-20T22:09:51Z</meta:creation-date>
    <dc:date>2022-01-19T19:42:11Z</dc:date>
    <meta:editing-cycles>46</meta:editing-cycles>
    <meta:editing-duration>PT28568S</meta:editing-duration>
  </office:meta>
</office:document-meta>
</file>